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3.4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_log" table:style-name="ta1">
        <table:shapes>
          <draw:frame draw:z-index="0" draw:style-name="gr1" draw:text-style-name="P1" svg:width="18.355cm" svg:height="10.58cm" svg:x="12.861cm" svg:y="2.322cm">
            <draw:object draw:notify-on-update-of-ranges="loss_log.A1:loss_log.A1 loss_log.A2:loss_log.A46 loss_log.B1:loss_log.B1 loss_log.B2:loss_log.B46 loss_log.A1:loss_log.A1 loss_log.A2:loss_log.A46 loss_log.C1:loss_log.C1 loss_log.C2:loss_log.C46 loss_log.A1:loss_log.A1 loss_log.A2:loss_log.A46 loss_log.D1:loss_log.D1 loss_log.D2:loss_log.D46 loss_log.A1:loss_log.A1 loss_log.A2:loss_log.A46 loss_log.E1:loss_log.E1 loss_log.E2:loss_log.E46 loss_log.A1:loss_log.A1 loss_log.A2:loss_log.A46 loss_log.F1:loss_log.F1 loss_log.F2:loss_log.F46 loss_log.A1:loss_log.A1 loss_log.A2:loss_log.A46 loss_log.G1:loss_log.G1 loss_log.G2:loss_log.G46 loss_log.A1:loss_log.A1 loss_log.A2:loss_log.A46 loss_log.H1:loss_log.H1 loss_log.H2:loss_log.H46 loss_log.A1:loss_log.A1 loss_log.A2:loss_log.A46 loss_log.I1:loss_log.I1 loss_log.I2:loss_log.I46 loss_log.A1:loss_log.A1 loss_log.A2:loss_log.A46 loss_log.J1:loss_log.J1 loss_log.J2:loss_log.J46 loss_log.A1:loss_log.A1 loss_log.A2:loss_log.A46 loss_log.K1:loss_log.K1 loss_log.K2:loss_log.K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/>
          <table:table-cell office:value-type="string" calcext:value-type="string">
            <text:p>4th order loss</text:p>
          </table:table-cell>
          <table:table-cell office:value-type="string" calcext:value-type="string">
            <text:p>4th order R2</text:p>
          </table:table-cell>
          <table:table-cell office:value-type="string" calcext:value-type="string">
            <text:p>3rd order loss</text:p>
          </table:table-cell>
          <table:table-cell office:value-type="string" calcext:value-type="string">
            <text:p>3rd order R2</text:p>
          </table:table-cell>
          <table:table-cell office:value-type="string" calcext:value-type="string">
            <text:p>2nd order loss</text:p>
          </table:table-cell>
          <table:table-cell office:value-type="string" calcext:value-type="string">
            <text:p>2nd order R2</text:p>
          </table:table-cell>
          <table:table-cell office:value-type="string" calcext:value-type="string">
            <text:p>1st order loss</text:p>
          </table:table-cell>
          <table:table-cell office:value-type="string" calcext:value-type="string">
            <text:p>1st order R2</text:p>
          </table:table-cell>
          <table:table-cell office:value-type="string" calcext:value-type="string">
            <text:p>no poly loss</text:p>
          </table:table-cell>
          <table:table-cell office:value-type="string" calcext:value-type="string">
            <text:p>no poly 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981497704983" calcext:value-type="float">
            <text:p>1.01981497704983</text:p>
          </table:table-cell>
          <table:table-cell office:value-type="float" office:value="0.329270841621043" calcext:value-type="float">
            <text:p>0.329270841621043</text:p>
          </table:table-cell>
          <table:table-cell office:value-type="float" office:value="0.983115719258785" calcext:value-type="float">
            <text:p>0.983115719258785</text:p>
          </table:table-cell>
          <table:table-cell office:value-type="float" office:value="0.353096423617602" calcext:value-type="float">
            <text:p>0.353096423617602</text:p>
          </table:table-cell>
          <table:table-cell office:value-type="float" office:value="0.852490711212158" calcext:value-type="float">
            <text:p>0.852490711212158</text:p>
          </table:table-cell>
          <table:table-cell office:value-type="float" office:value="0.413888911553569" calcext:value-type="float">
            <text:p>0.413888911553569</text:p>
          </table:table-cell>
          <table:table-cell office:value-type="float" office:value="0.872721284627914" calcext:value-type="float">
            <text:p>0.872721284627914</text:p>
          </table:table-cell>
          <table:table-cell office:value-type="float" office:value="0.397784332153584" calcext:value-type="float">
            <text:p>0.397784332153584</text:p>
          </table:table-cell>
          <table:table-cell office:value-type="float" office:value="0.784905706346035" calcext:value-type="float">
            <text:p>0.784905706346035</text:p>
          </table:table-cell>
          <table:table-cell office:value-type="float" office:value="0.450165278715113" calcext:value-type="float">
            <text:p>0.4501652787151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62032386660576" calcext:value-type="float">
            <text:p>0.862032386660576</text:p>
          </table:table-cell>
          <table:table-cell office:value-type="float" office:value="0.394279149053117" calcext:value-type="float">
            <text:p>0.394279149053117</text:p>
          </table:table-cell>
          <table:table-cell office:value-type="float" office:value="0.846327550709248" calcext:value-type="float">
            <text:p>0.846327550709248</text:p>
          </table:table-cell>
          <table:table-cell office:value-type="float" office:value="0.415207672523589" calcext:value-type="float">
            <text:p>0.415207672523589</text:p>
          </table:table-cell>
          <table:table-cell office:value-type="float" office:value="0.810955540835857" calcext:value-type="float">
            <text:p>0.810955540835857</text:p>
          </table:table-cell>
          <table:table-cell office:value-type="float" office:value="0.436579740390152" calcext:value-type="float">
            <text:p>0.436579740390152</text:p>
          </table:table-cell>
          <table:table-cell office:value-type="float" office:value="0.821132157742977" calcext:value-type="float">
            <text:p>0.821132157742977</text:p>
          </table:table-cell>
          <table:table-cell office:value-type="float" office:value="0.430709567545903" calcext:value-type="float">
            <text:p>0.430709567545903</text:p>
          </table:table-cell>
          <table:table-cell office:value-type="float" office:value="0.687351648509502" calcext:value-type="float">
            <text:p>0.687351648509502</text:p>
          </table:table-cell>
          <table:table-cell office:value-type="float" office:value="0.503617456296455" calcext:value-type="float">
            <text:p>0.5036174562964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2928489893675" calcext:value-type="float">
            <text:p>0.782928489893675</text:p>
          </table:table-cell>
          <table:table-cell office:value-type="float" office:value="0.451376642301609" calcext:value-type="float">
            <text:p>0.451376642301609</text:p>
          </table:table-cell>
          <table:table-cell office:value-type="float" office:value="0.780916099250317" calcext:value-type="float">
            <text:p>0.780916099250317</text:p>
          </table:table-cell>
          <table:table-cell office:value-type="float" office:value="0.446442075220256" calcext:value-type="float">
            <text:p>0.446442075220256</text:p>
          </table:table-cell>
          <table:table-cell office:value-type="float" office:value="0.772559902071953" calcext:value-type="float">
            <text:p>0.772559902071953</text:p>
          </table:table-cell>
          <table:table-cell office:value-type="float" office:value="0.452073317995771" calcext:value-type="float">
            <text:p>0.452073317995771</text:p>
          </table:table-cell>
          <table:table-cell office:value-type="float" office:value="0.783689279854298" calcext:value-type="float">
            <text:p>0.783689279854298</text:p>
          </table:table-cell>
          <table:table-cell office:value-type="float" office:value="0.446718293695721" calcext:value-type="float">
            <text:p>0.446718293695721</text:p>
          </table:table-cell>
          <table:table-cell office:value-type="float" office:value="0.621545086801052" calcext:value-type="float">
            <text:p>0.621545086801052</text:p>
          </table:table-cell>
          <table:table-cell office:value-type="float" office:value="0.548656477491014" calcext:value-type="float">
            <text:p>0.548656477491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5553889721632" calcext:value-type="float">
            <text:p>0.735553889721632</text:p>
          </table:table-cell>
          <table:table-cell office:value-type="float" office:value="0.481371303403184" calcext:value-type="float">
            <text:p>0.481371303403184</text:p>
          </table:table-cell>
          <table:table-cell office:value-type="float" office:value="0.724155586957932" calcext:value-type="float">
            <text:p>0.724155586957932</text:p>
          </table:table-cell>
          <table:table-cell office:value-type="float" office:value="0.480212008810378" calcext:value-type="float">
            <text:p>0.480212008810378</text:p>
          </table:table-cell>
          <table:table-cell office:value-type="float" office:value="0.71743840649724" calcext:value-type="float">
            <text:p>0.71743840649724</text:p>
          </table:table-cell>
          <table:table-cell office:value-type="float" office:value="0.47643150337431" calcext:value-type="float">
            <text:p>0.47643150337431</text:p>
          </table:table-cell>
          <table:table-cell office:value-type="float" office:value="0.745455104857683" calcext:value-type="float">
            <text:p>0.745455104857683</text:p>
          </table:table-cell>
          <table:table-cell office:value-type="float" office:value="0.463068714798888" calcext:value-type="float">
            <text:p>0.463068714798888</text:p>
          </table:table-cell>
          <table:table-cell office:value-type="float" office:value="0.586045797169209" calcext:value-type="float">
            <text:p>0.586045797169209</text:p>
          </table:table-cell>
          <table:table-cell office:value-type="float" office:value="0.572852638336593" calcext:value-type="float">
            <text:p>0.5728526383365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11094289273024" calcext:value-type="float">
            <text:p>0.711094289273024</text:p>
          </table:table-cell>
          <table:table-cell office:value-type="float" office:value="0.498759293011787" calcext:value-type="float">
            <text:p>0.498759293011787</text:p>
          </table:table-cell>
          <table:table-cell office:value-type="float" office:value="0.694847948849201" calcext:value-type="float">
            <text:p>0.694847948849201</text:p>
          </table:table-cell>
          <table:table-cell office:value-type="float" office:value="0.506356162469972" calcext:value-type="float">
            <text:p>0.506356162469972</text:p>
          </table:table-cell>
          <table:table-cell office:value-type="float" office:value="0.666393288224936" calcext:value-type="float">
            <text:p>0.666393288224936</text:p>
          </table:table-cell>
          <table:table-cell office:value-type="float" office:value="0.510307489751291" calcext:value-type="float">
            <text:p>0.510307489751291</text:p>
          </table:table-cell>
          <table:table-cell office:value-type="float" office:value="0.693322916328907" calcext:value-type="float">
            <text:p>0.693322916328907</text:p>
          </table:table-cell>
          <table:table-cell office:value-type="float" office:value="0.494335241316494" calcext:value-type="float">
            <text:p>0.494335241316494</text:p>
          </table:table-cell>
          <table:table-cell office:value-type="float" office:value="0.561732015013695" calcext:value-type="float">
            <text:p>0.561732015013695</text:p>
          </table:table-cell>
          <table:table-cell office:value-type="float" office:value="0.589838278144414" calcext:value-type="float">
            <text:p>0.5898382781444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2013787180185" calcext:value-type="float">
            <text:p>0.672013787180185</text:p>
          </table:table-cell>
          <table:table-cell office:value-type="float" office:value="0.528461909593681" calcext:value-type="float">
            <text:p>0.528461909593681</text:p>
          </table:table-cell>
          <table:table-cell office:value-type="float" office:value="0.660550937056541" calcext:value-type="float">
            <text:p>0.660550937056541</text:p>
          </table:table-cell>
          <table:table-cell office:value-type="float" office:value="0.521583841508004" calcext:value-type="float">
            <text:p>0.521583841508004</text:p>
          </table:table-cell>
          <table:table-cell office:value-type="float" office:value="0.630534472316504" calcext:value-type="float">
            <text:p>0.630534472316504</text:p>
          </table:table-cell>
          <table:table-cell office:value-type="float" office:value="0.536685411130121" calcext:value-type="float">
            <text:p>0.536685411130121</text:p>
          </table:table-cell>
          <table:table-cell office:value-type="float" office:value="0.643323495984078" calcext:value-type="float">
            <text:p>0.643323495984078</text:p>
          </table:table-cell>
          <table:table-cell office:value-type="float" office:value="0.529692738179991" calcext:value-type="float">
            <text:p>0.529692738179991</text:p>
          </table:table-cell>
          <table:table-cell office:value-type="float" office:value="0.546309413760901" calcext:value-type="float">
            <text:p>0.546309413760901</text:p>
          </table:table-cell>
          <table:table-cell office:value-type="float" office:value="0.600610596223694" calcext:value-type="float">
            <text:p>0.6006105962236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6886473596096" calcext:value-type="float">
            <text:p>0.66886473596096</text:p>
          </table:table-cell>
          <table:table-cell office:value-type="float" office:value="0.53164811531073" calcext:value-type="float">
            <text:p>0.53164811531073</text:p>
          </table:table-cell>
          <table:table-cell office:value-type="float" office:value="0.655856386572123" calcext:value-type="float">
            <text:p>0.655856386572123</text:p>
          </table:table-cell>
          <table:table-cell office:value-type="float" office:value="0.533763473847041" calcext:value-type="float">
            <text:p>0.533763473847041</text:p>
          </table:table-cell>
          <table:table-cell office:value-type="float" office:value="0.605473299324512" calcext:value-type="float">
            <text:p>0.605473299324512</text:p>
          </table:table-cell>
          <table:table-cell office:value-type="float" office:value="0.55523461555495" calcext:value-type="float">
            <text:p>0.55523461555495</text:p>
          </table:table-cell>
          <table:table-cell office:value-type="float" office:value="0.6133849427104" calcext:value-type="float">
            <text:p>0.6133849427104</text:p>
          </table:table-cell>
          <table:table-cell office:value-type="float" office:value="0.551721760485321" calcext:value-type="float">
            <text:p>0.551721760485321</text:p>
          </table:table-cell>
          <table:table-cell office:value-type="float" office:value="0.534150802344084" calcext:value-type="float">
            <text:p>0.534150802344084</text:p>
          </table:table-cell>
          <table:table-cell office:value-type="float" office:value="0.610119507456246" calcext:value-type="float">
            <text:p>0.6101195074562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63012626767159" calcext:value-type="float">
            <text:p>0.663012626767159</text:p>
          </table:table-cell>
          <table:table-cell office:value-type="float" office:value="0.534616127701663" calcext:value-type="float">
            <text:p>0.534616127701663</text:p>
          </table:table-cell>
          <table:table-cell office:value-type="float" office:value="0.625768039375544" calcext:value-type="float">
            <text:p>0.625768039375544</text:p>
          </table:table-cell>
          <table:table-cell office:value-type="float" office:value="0.546506840961875" calcext:value-type="float">
            <text:p>0.546506840961875</text:p>
          </table:table-cell>
          <table:table-cell office:value-type="float" office:value="0.585433503985405" calcext:value-type="float">
            <text:p>0.585433503985405</text:p>
          </table:table-cell>
          <table:table-cell office:value-type="float" office:value="0.569968133724867" calcext:value-type="float">
            <text:p>0.569968133724867</text:p>
          </table:table-cell>
          <table:table-cell office:value-type="float" office:value="0.58892667517066" calcext:value-type="float">
            <text:p>0.58892667517066</text:p>
          </table:table-cell>
          <table:table-cell office:value-type="float" office:value="0.568607607867329" calcext:value-type="float">
            <text:p>0.568607607867329</text:p>
          </table:table-cell>
          <table:table-cell office:value-type="float" office:value="0.523013220727444" calcext:value-type="float">
            <text:p>0.523013220727444</text:p>
          </table:table-cell>
          <table:table-cell office:value-type="float" office:value="0.618561622919521" calcext:value-type="float">
            <text:p>0.6185616229195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4221601784229" calcext:value-type="float">
            <text:p>0.654221601784229</text:p>
          </table:table-cell>
          <table:table-cell office:value-type="float" office:value="0.537998067677166" calcext:value-type="float">
            <text:p>0.537998067677166</text:p>
          </table:table-cell>
          <table:table-cell office:value-type="float" office:value="0.754029502719641" calcext:value-type="float">
            <text:p>0.754029502719641</text:p>
          </table:table-cell>
          <table:table-cell office:value-type="float" office:value="0.469000491850311" calcext:value-type="float">
            <text:p>0.469000491850311</text:p>
          </table:table-cell>
          <table:table-cell office:value-type="float" office:value="0.56898023635149" calcext:value-type="float">
            <text:p>0.56898023635149</text:p>
          </table:table-cell>
          <table:table-cell office:value-type="float" office:value="0.582111963132624" calcext:value-type="float">
            <text:p>0.582111963132624</text:p>
          </table:table-cell>
          <table:table-cell office:value-type="float" office:value="0.571006130427122" calcext:value-type="float">
            <text:p>0.571006130427122</text:p>
          </table:table-cell>
          <table:table-cell office:value-type="float" office:value="0.581489786850363" calcext:value-type="float">
            <text:p>0.581489786850363</text:p>
          </table:table-cell>
          <table:table-cell office:value-type="float" office:value="0.514605574309826" calcext:value-type="float">
            <text:p>0.514605574309826</text:p>
          </table:table-cell>
          <table:table-cell office:value-type="float" office:value="0.624524866105483" calcext:value-type="float">
            <text:p>0.6245248661054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2424445748329" calcext:value-type="float">
            <text:p>0.652424445748329</text:p>
          </table:table-cell>
          <table:table-cell office:value-type="float" office:value="0.546991348321287" calcext:value-type="float">
            <text:p>0.546991348321287</text:p>
          </table:table-cell>
          <table:table-cell office:value-type="float" office:value="0.612233828008175" calcext:value-type="float">
            <text:p>0.612233828008175</text:p>
          </table:table-cell>
          <table:table-cell office:value-type="float" office:value="0.554642425123003" calcext:value-type="float">
            <text:p>0.554642425123003</text:p>
          </table:table-cell>
          <table:table-cell office:value-type="float" office:value="0.554909659177065" calcext:value-type="float">
            <text:p>0.554909659177065</text:p>
          </table:table-cell>
          <table:table-cell office:value-type="float" office:value="0.591786932710842" calcext:value-type="float">
            <text:p>0.591786932710842</text:p>
          </table:table-cell>
          <table:table-cell office:value-type="float" office:value="0.557173903286457" calcext:value-type="float">
            <text:p>0.557173903286457</text:p>
          </table:table-cell>
          <table:table-cell office:value-type="float" office:value="0.591177340079316" calcext:value-type="float">
            <text:p>0.591177340079316</text:p>
          </table:table-cell>
          <table:table-cell office:value-type="float" office:value="0.508251263946295" calcext:value-type="float">
            <text:p>0.508251263946295</text:p>
          </table:table-cell>
          <table:table-cell office:value-type="float" office:value="0.629532291024114" calcext:value-type="float">
            <text:p>0.6295322910241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43380927294493" calcext:value-type="float">
            <text:p>0.643380927294493</text:p>
          </table:table-cell>
          <table:table-cell office:value-type="float" office:value="0.548815912005173" calcext:value-type="float">
            <text:p>0.548815912005173</text:p>
          </table:table-cell>
          <table:table-cell office:value-type="float" office:value="0.596287336200476" calcext:value-type="float">
            <text:p>0.596287336200476</text:p>
          </table:table-cell>
          <table:table-cell office:value-type="float" office:value="0.56591084315887" calcext:value-type="float">
            <text:p>0.56591084315887</text:p>
          </table:table-cell>
          <table:table-cell office:value-type="float" office:value="0.543679331243038" calcext:value-type="float">
            <text:p>0.543679331243038</text:p>
          </table:table-cell>
          <table:table-cell office:value-type="float" office:value="0.599435806071801" calcext:value-type="float">
            <text:p>0.599435806071801</text:p>
          </table:table-cell>
          <table:table-cell office:value-type="float" office:value="0.543893076479435" calcext:value-type="float">
            <text:p>0.543893076479435</text:p>
          </table:table-cell>
          <table:table-cell office:value-type="float" office:value="0.60127549124183" calcext:value-type="float">
            <text:p>0.60127549124183</text:p>
          </table:table-cell>
          <table:table-cell office:value-type="float" office:value="0.501319265365601" calcext:value-type="float">
            <text:p>0.501319265365601</text:p>
          </table:table-cell>
          <table:table-cell office:value-type="float" office:value="0.634766192814987" calcext:value-type="float">
            <text:p>0.6347661928149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119055993855" calcext:value-type="float">
            <text:p>0.6119055993855</text:p>
          </table:table-cell>
          <table:table-cell office:value-type="float" office:value="0.557702547630792" calcext:value-type="float">
            <text:p>0.557702547630792</text:p>
          </table:table-cell>
          <table:table-cell office:value-type="float" office:value="0.586399196833372" calcext:value-type="float">
            <text:p>0.586399196833372</text:p>
          </table:table-cell>
          <table:table-cell office:value-type="float" office:value="0.573072967390453" calcext:value-type="float">
            <text:p>0.573072967390453</text:p>
          </table:table-cell>
          <table:table-cell office:value-type="float" office:value="0.535667894780636" calcext:value-type="float">
            <text:p>0.535667894780636</text:p>
          </table:table-cell>
          <table:table-cell office:value-type="float" office:value="0.606447782750925" calcext:value-type="float">
            <text:p>0.606447782750925</text:p>
          </table:table-cell>
          <table:table-cell office:value-type="float" office:value="0.536553876101971" calcext:value-type="float">
            <text:p>0.536553876101971</text:p>
          </table:table-cell>
          <table:table-cell office:value-type="float" office:value="0.607709246351699" calcext:value-type="float">
            <text:p>0.607709246351699</text:p>
          </table:table-cell>
          <table:table-cell office:value-type="float" office:value="0.495731800049543" calcext:value-type="float">
            <text:p>0.495731800049543</text:p>
          </table:table-cell>
          <table:table-cell office:value-type="float" office:value="0.639109409957434" calcext:value-type="float">
            <text:p>0.6391094099574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98341896384955" calcext:value-type="float">
            <text:p>0.598341896384955</text:p>
          </table:table-cell>
          <table:table-cell office:value-type="float" office:value="0.567925315968179" calcext:value-type="float">
            <text:p>0.567925315968179</text:p>
          </table:table-cell>
          <table:table-cell office:value-type="float" office:value="0.578643973171711" calcext:value-type="float">
            <text:p>0.578643973171711</text:p>
          </table:table-cell>
          <table:table-cell office:value-type="float" office:value="0.578826506708281" calcext:value-type="float">
            <text:p>0.578826506708281</text:p>
          </table:table-cell>
          <table:table-cell office:value-type="float" office:value="0.526132773607969" calcext:value-type="float">
            <text:p>0.526132773607969</text:p>
          </table:table-cell>
          <table:table-cell office:value-type="float" office:value="0.612789544336286" calcext:value-type="float">
            <text:p>0.612789544336286</text:p>
          </table:table-cell>
          <table:table-cell office:value-type="float" office:value="0.525292694568634" calcext:value-type="float">
            <text:p>0.525292694568634</text:p>
          </table:table-cell>
          <table:table-cell office:value-type="float" office:value="0.615432442734243" calcext:value-type="float">
            <text:p>0.615432442734243</text:p>
          </table:table-cell>
          <table:table-cell office:value-type="float" office:value="0.491281205415726" calcext:value-type="float">
            <text:p>0.491281205415726</text:p>
          </table:table-cell>
          <table:table-cell office:value-type="float" office:value="0.642380998705875" calcext:value-type="float">
            <text:p>0.6423809987058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90251068770886" calcext:value-type="float">
            <text:p>0.590251068770886</text:p>
          </table:table-cell>
          <table:table-cell office:value-type="float" office:value="0.572587188862889" calcext:value-type="float">
            <text:p>0.572587188862889</text:p>
          </table:table-cell>
          <table:table-cell office:value-type="float" office:value="0.571450202912092" calcext:value-type="float">
            <text:p>0.571450202912092</text:p>
          </table:table-cell>
          <table:table-cell office:value-type="float" office:value="0.583684627411298" calcext:value-type="float">
            <text:p>0.583684627411298</text:p>
          </table:table-cell>
          <table:table-cell office:value-type="float" office:value="0.516392919421196" calcext:value-type="float">
            <text:p>0.516392919421196</text:p>
          </table:table-cell>
          <table:table-cell office:value-type="float" office:value="0.620117331245349" calcext:value-type="float">
            <text:p>0.620117331245349</text:p>
          </table:table-cell>
          <table:table-cell office:value-type="float" office:value="0.518593411147595" calcext:value-type="float">
            <text:p>0.518593411147595</text:p>
          </table:table-cell>
          <table:table-cell office:value-type="float" office:value="0.620556850090307" calcext:value-type="float">
            <text:p>0.620556850090307</text:p>
          </table:table-cell>
          <table:table-cell office:value-type="float" office:value="0.485884521156549" calcext:value-type="float">
            <text:p>0.485884521156549</text:p>
          </table:table-cell>
          <table:table-cell office:value-type="float" office:value="0.647023799280533" calcext:value-type="float">
            <text:p>0.6470237992805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73178108781576" calcext:value-type="float">
            <text:p>0.573178108781576</text:p>
          </table:table-cell>
          <table:table-cell office:value-type="float" office:value="0.580005326865449" calcext:value-type="float">
            <text:p>0.580005326865449</text:p>
          </table:table-cell>
          <table:table-cell office:value-type="float" office:value="0.563011160492897" calcext:value-type="float">
            <text:p>0.563011160492897</text:p>
          </table:table-cell>
          <table:table-cell office:value-type="float" office:value="0.589854724527255" calcext:value-type="float">
            <text:p>0.589854724527255</text:p>
          </table:table-cell>
          <table:table-cell office:value-type="float" office:value="0.51047715768218" calcext:value-type="float">
            <text:p>0.51047715768218</text:p>
          </table:table-cell>
          <table:table-cell office:value-type="float" office:value="0.624083851297262" calcext:value-type="float">
            <text:p>0.624083851297262</text:p>
          </table:table-cell>
          <table:table-cell office:value-type="float" office:value="0.51263535618782" calcext:value-type="float">
            <text:p>0.51263535618782</text:p>
          </table:table-cell>
          <table:table-cell office:value-type="float" office:value="0.625150680589014" calcext:value-type="float">
            <text:p>0.625150680589014</text:p>
          </table:table-cell>
          <table:table-cell office:value-type="float" office:value="0.484452501684427" calcext:value-type="float">
            <text:p>0.484452501684427</text:p>
          </table:table-cell>
          <table:table-cell office:value-type="float" office:value="0.64745654168731" calcext:value-type="float">
            <text:p>0.647456541687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79101341962814" calcext:value-type="float">
            <text:p>0.579101341962814</text:p>
          </table:table-cell>
          <table:table-cell office:value-type="float" office:value="0.581898847885082" calcext:value-type="float">
            <text:p>0.581898847885082</text:p>
          </table:table-cell>
          <table:table-cell office:value-type="float" office:value="0.560319481790066" calcext:value-type="float">
            <text:p>0.560319481790066</text:p>
          </table:table-cell>
          <table:table-cell office:value-type="float" office:value="0.593090289437719" calcext:value-type="float">
            <text:p>0.593090289437719</text:p>
          </table:table-cell>
          <table:table-cell office:value-type="float" office:value="0.504583564400673" calcext:value-type="float">
            <text:p>0.504583564400673</text:p>
          </table:table-cell>
          <table:table-cell office:value-type="float" office:value="0.629560422607156" calcext:value-type="float">
            <text:p>0.629560422607156</text:p>
          </table:table-cell>
          <table:table-cell office:value-type="float" office:value="0.505294203013182" calcext:value-type="float">
            <text:p>0.505294203013182</text:p>
          </table:table-cell>
          <table:table-cell office:value-type="float" office:value="0.630780012595257" calcext:value-type="float">
            <text:p>0.630780012595257</text:p>
          </table:table-cell>
          <table:table-cell office:value-type="float" office:value="0.479553790390492" calcext:value-type="float">
            <text:p>0.479553790390492</text:p>
          </table:table-cell>
          <table:table-cell office:value-type="float" office:value="0.651750175552859" calcext:value-type="float">
            <text:p>0.6517501755528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69329202920198" calcext:value-type="float">
            <text:p>0.569329202920198</text:p>
          </table:table-cell>
          <table:table-cell office:value-type="float" office:value="0.58503336315474" calcext:value-type="float">
            <text:p>0.58503336315474</text:p>
          </table:table-cell>
          <table:table-cell office:value-type="float" office:value="0.553804571181536" calcext:value-type="float">
            <text:p>0.553804571181536</text:p>
          </table:table-cell>
          <table:table-cell office:value-type="float" office:value="0.5954271458403" calcext:value-type="float">
            <text:p>0.5954271458403</text:p>
          </table:table-cell>
          <table:table-cell office:value-type="float" office:value="0.501044568419456" calcext:value-type="float">
            <text:p>0.501044568419456</text:p>
          </table:table-cell>
          <table:table-cell office:value-type="float" office:value="0.631406675710154" calcext:value-type="float">
            <text:p>0.631406675710154</text:p>
          </table:table-cell>
          <table:table-cell office:value-type="float" office:value="0.500815457850695" calcext:value-type="float">
            <text:p>0.500815457850695</text:p>
          </table:table-cell>
          <table:table-cell office:value-type="float" office:value="0.634316459818244" calcext:value-type="float">
            <text:p>0.634316459818244</text:p>
          </table:table-cell>
          <table:table-cell office:value-type="float" office:value="0.47844457924366" calcext:value-type="float">
            <text:p>0.47844457924366</text:p>
          </table:table-cell>
          <table:table-cell office:value-type="float" office:value="0.652173734148497" calcext:value-type="float">
            <text:p>0.6521737341484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59176221489906" calcext:value-type="float">
            <text:p>0.559176221489906</text:p>
          </table:table-cell>
          <table:table-cell office:value-type="float" office:value="0.593047757132106" calcext:value-type="float">
            <text:p>0.593047757132106</text:p>
          </table:table-cell>
          <table:table-cell office:value-type="float" office:value="0.548462128639221" calcext:value-type="float">
            <text:p>0.548462128639221</text:p>
          </table:table-cell>
          <table:table-cell office:value-type="float" office:value="0.600506723634031" calcext:value-type="float">
            <text:p>0.600506723634031</text:p>
          </table:table-cell>
          <table:table-cell office:value-type="float" office:value="0.496377564221621" calcext:value-type="float">
            <text:p>0.496377564221621</text:p>
          </table:table-cell>
          <table:table-cell office:value-type="float" office:value="0.63613731586571" calcext:value-type="float">
            <text:p>0.63613731586571</text:p>
          </table:table-cell>
          <table:table-cell office:value-type="float" office:value="0.49608444198966" calcext:value-type="float">
            <text:p>0.49608444198966</text:p>
          </table:table-cell>
          <table:table-cell office:value-type="float" office:value="0.637967195349051" calcext:value-type="float">
            <text:p>0.637967195349051</text:p>
          </table:table-cell>
          <table:table-cell office:value-type="float" office:value="0.476115144789219" calcext:value-type="float">
            <text:p>0.476115144789219</text:p>
          </table:table-cell>
          <table:table-cell office:value-type="float" office:value="0.654067792311392" calcext:value-type="float">
            <text:p>0.6540677923113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50888764113188" calcext:value-type="float">
            <text:p>0.550888764113188</text:p>
          </table:table-cell>
          <table:table-cell office:value-type="float" office:value="0.59721666057862" calcext:value-type="float">
            <text:p>0.59721666057862</text:p>
          </table:table-cell>
          <table:table-cell office:value-type="float" office:value="0.542426901310682" calcext:value-type="float">
            <text:p>0.542426901310682</text:p>
          </table:table-cell>
          <table:table-cell office:value-type="float" office:value="0.605577360464572" calcext:value-type="float">
            <text:p>0.605577360464572</text:p>
          </table:table-cell>
          <table:table-cell office:value-type="float" office:value="0.494294954836369" calcext:value-type="float">
            <text:p>0.494294954836369</text:p>
          </table:table-cell>
          <table:table-cell office:value-type="float" office:value="0.637745603202338" calcext:value-type="float">
            <text:p>0.637745603202338</text:p>
          </table:table-cell>
          <table:table-cell office:value-type="float" office:value="0.492914064228535" calcext:value-type="float">
            <text:p>0.492914064228535</text:p>
          </table:table-cell>
          <table:table-cell office:value-type="float" office:value="0.640361017187435" calcext:value-type="float">
            <text:p>0.640361017187435</text:p>
          </table:table-cell>
          <table:table-cell office:value-type="float" office:value="0.472567132115364" calcext:value-type="float">
            <text:p>0.472567132115364</text:p>
          </table:table-cell>
          <table:table-cell office:value-type="float" office:value="0.657242482592456" calcext:value-type="float">
            <text:p>0.6572424825924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48046319931746" calcext:value-type="float">
            <text:p>0.548046319931746</text:p>
          </table:table-cell>
          <table:table-cell office:value-type="float" office:value="0.60090985564451" calcext:value-type="float">
            <text:p>0.60090985564451</text:p>
          </table:table-cell>
          <table:table-cell office:value-type="float" office:value="0.536824132502079" calcext:value-type="float">
            <text:p>0.536824132502079</text:p>
          </table:table-cell>
          <table:table-cell office:value-type="float" office:value="0.60711249627878" calcext:value-type="float">
            <text:p>0.60711249627878</text:p>
          </table:table-cell>
          <table:table-cell office:value-type="float" office:value="0.48889087215066" calcext:value-type="float">
            <text:p>0.48889087215066</text:p>
          </table:table-cell>
          <table:table-cell office:value-type="float" office:value="0.640820721244514" calcext:value-type="float">
            <text:p>0.640820721244514</text:p>
          </table:table-cell>
          <table:table-cell office:value-type="float" office:value="0.489928071945906" calcext:value-type="float">
            <text:p>0.489928071945906</text:p>
          </table:table-cell>
          <table:table-cell office:value-type="float" office:value="0.642697633393643" calcext:value-type="float">
            <text:p>0.642697633393643</text:p>
          </table:table-cell>
          <table:table-cell office:value-type="float" office:value="0.469629185646772" calcext:value-type="float">
            <text:p>0.469629185646772</text:p>
          </table:table-cell>
          <table:table-cell office:value-type="float" office:value="0.658765514835453" calcext:value-type="float">
            <text:p>0.6587655148354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45940849930048" calcext:value-type="float">
            <text:p>0.545940849930048</text:p>
          </table:table-cell>
          <table:table-cell office:value-type="float" office:value="0.603759106113584" calcext:value-type="float">
            <text:p>0.603759106113584</text:p>
          </table:table-cell>
          <table:table-cell office:value-type="float" office:value="0.530692864954472" calcext:value-type="float">
            <text:p>0.530692864954472</text:p>
          </table:table-cell>
          <table:table-cell office:value-type="float" office:value="0.612203293050154" calcext:value-type="float">
            <text:p>0.612203293050154</text:p>
          </table:table-cell>
          <table:table-cell office:value-type="float" office:value="0.486344414949417" calcext:value-type="float">
            <text:p>0.486344414949417</text:p>
          </table:table-cell>
          <table:table-cell office:value-type="float" office:value="0.643787632096931" calcext:value-type="float">
            <text:p>0.643787632096931</text:p>
          </table:table-cell>
          <table:table-cell office:value-type="float" office:value="0.487662806361914" calcext:value-type="float">
            <text:p>0.487662806361914</text:p>
          </table:table-cell>
          <table:table-cell office:value-type="float" office:value="0.644510864674476" calcext:value-type="float">
            <text:p>0.644510864674476</text:p>
          </table:table-cell>
          <table:table-cell office:value-type="float" office:value="0.467167346924543" calcext:value-type="float">
            <text:p>0.467167346924543</text:p>
          </table:table-cell>
          <table:table-cell office:value-type="float" office:value="0.661708308951886" calcext:value-type="float">
            <text:p>0.6617083089518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37825770676136" calcext:value-type="float">
            <text:p>0.537825770676136</text:p>
          </table:table-cell>
          <table:table-cell office:value-type="float" office:value="0.607637599258178" calcext:value-type="float">
            <text:p>0.607637599258178</text:p>
          </table:table-cell>
          <table:table-cell office:value-type="float" office:value="0.539594089239836" calcext:value-type="float">
            <text:p>0.539594089239836</text:p>
          </table:table-cell>
          <table:table-cell office:value-type="float" office:value="0.608671162269534" calcext:value-type="float">
            <text:p>0.608671162269534</text:p>
          </table:table-cell>
          <table:table-cell office:value-type="float" office:value="0.484958952665329" calcext:value-type="float">
            <text:p>0.484958952665329</text:p>
          </table:table-cell>
          <table:table-cell office:value-type="float" office:value="0.644530041801779" calcext:value-type="float">
            <text:p>0.644530041801779</text:p>
          </table:table-cell>
          <table:table-cell office:value-type="float" office:value="0.483382607251406" calcext:value-type="float">
            <text:p>0.483382607251406</text:p>
          </table:table-cell>
          <table:table-cell office:value-type="float" office:value="0.647965297294794" calcext:value-type="float">
            <text:p>0.647965297294794</text:p>
          </table:table-cell>
          <table:table-cell office:value-type="float" office:value="0.467630061507225" calcext:value-type="float">
            <text:p>0.467630061507225</text:p>
          </table:table-cell>
          <table:table-cell office:value-type="float" office:value="0.661395046351392" calcext:value-type="float">
            <text:p>0.6613950463513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35666812211275" calcext:value-type="float">
            <text:p>0.535666812211275</text:p>
          </table:table-cell>
          <table:table-cell office:value-type="float" office:value="0.610063816019619" calcext:value-type="float">
            <text:p>0.610063816019619</text:p>
          </table:table-cell>
          <table:table-cell office:value-type="float" office:value="0.526377034932375" calcext:value-type="float">
            <text:p>0.526377034932375</text:p>
          </table:table-cell>
          <table:table-cell office:value-type="float" office:value="0.617230279204249" calcext:value-type="float">
            <text:p>0.617230279204249</text:p>
          </table:table-cell>
          <table:table-cell office:value-type="float" office:value="0.482958574593067" calcext:value-type="float">
            <text:p>0.482958574593067</text:p>
          </table:table-cell>
          <table:table-cell office:value-type="float" office:value="0.646494676564515" calcext:value-type="float">
            <text:p>0.646494676564515</text:p>
          </table:table-cell>
          <table:table-cell office:value-type="float" office:value="0.481902671605349" calcext:value-type="float">
            <text:p>0.481902671605349</text:p>
          </table:table-cell>
          <table:table-cell office:value-type="float" office:value="0.64865475566361" calcext:value-type="float">
            <text:p>0.64865475566361</text:p>
          </table:table-cell>
          <table:table-cell office:value-type="float" office:value="0.464656821638346" calcext:value-type="float">
            <text:p>0.464656821638346</text:p>
          </table:table-cell>
          <table:table-cell office:value-type="float" office:value="0.663112383818972" calcext:value-type="float">
            <text:p>0.6631123838189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27604899555445" calcext:value-type="float">
            <text:p>0.527604899555445</text:p>
          </table:table-cell>
          <table:table-cell office:value-type="float" office:value="0.615220523312678" calcext:value-type="float">
            <text:p>0.615220523312678</text:p>
          </table:table-cell>
          <table:table-cell office:value-type="float" office:value="0.52569082826376" calcext:value-type="float">
            <text:p>0.52569082826376</text:p>
          </table:table-cell>
          <table:table-cell office:value-type="float" office:value="0.618144286856999" calcext:value-type="float">
            <text:p>0.618144286856999</text:p>
          </table:table-cell>
          <table:table-cell office:value-type="float" office:value="0.480131918936968" calcext:value-type="float">
            <text:p>0.480131918936968</text:p>
          </table:table-cell>
          <table:table-cell office:value-type="float" office:value="0.64886287766898" calcext:value-type="float">
            <text:p>0.64886287766898</text:p>
          </table:table-cell>
          <table:table-cell office:value-type="float" office:value="0.478786984086037" calcext:value-type="float">
            <text:p>0.478786984086037</text:p>
          </table:table-cell>
          <table:table-cell office:value-type="float" office:value="0.65062259139212" calcext:value-type="float">
            <text:p>0.65062259139212</text:p>
          </table:table-cell>
          <table:table-cell office:value-type="float" office:value="0.462100248038769" calcext:value-type="float">
            <text:p>0.462100248038769</text:p>
          </table:table-cell>
          <table:table-cell office:value-type="float" office:value="0.665164324396702" calcext:value-type="float">
            <text:p>0.6651643243967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22710147500038" calcext:value-type="float">
            <text:p>0.522710147500038</text:p>
          </table:table-cell>
          <table:table-cell office:value-type="float" office:value="0.61845036603501" calcext:value-type="float">
            <text:p>0.61845036603501</text:p>
          </table:table-cell>
          <table:table-cell office:value-type="float" office:value="0.516784176975489" calcext:value-type="float">
            <text:p>0.516784176975489</text:p>
          </table:table-cell>
          <table:table-cell office:value-type="float" office:value="0.620548312693561" calcext:value-type="float">
            <text:p>0.620548312693561</text:p>
          </table:table-cell>
          <table:table-cell office:value-type="float" office:value="0.477942549437285" calcext:value-type="float">
            <text:p>0.477942549437285</text:p>
          </table:table-cell>
          <table:table-cell office:value-type="float" office:value="0.650792980868412" calcext:value-type="float">
            <text:p>0.650792980868412</text:p>
          </table:table-cell>
          <table:table-cell office:value-type="float" office:value="0.474496439099312" calcext:value-type="float">
            <text:p>0.474496439099312</text:p>
          </table:table-cell>
          <table:table-cell office:value-type="float" office:value="0.654344907819823" calcext:value-type="float">
            <text:p>0.654344907819823</text:p>
          </table:table-cell>
          <table:table-cell office:value-type="float" office:value="0.46235706359148" calcext:value-type="float">
            <text:p>0.46235706359148</text:p>
          </table:table-cell>
          <table:table-cell office:value-type="float" office:value="0.665094809704217" calcext:value-type="float">
            <text:p>0.6650948097042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20044246315956" calcext:value-type="float">
            <text:p>0.520044246315956</text:p>
          </table:table-cell>
          <table:table-cell office:value-type="float" office:value="0.620219800986573" calcext:value-type="float">
            <text:p>0.620219800986573</text:p>
          </table:table-cell>
          <table:table-cell office:value-type="float" office:value="0.518789468705654" calcext:value-type="float">
            <text:p>0.518789468705654</text:p>
          </table:table-cell>
          <table:table-cell office:value-type="float" office:value="0.623125013598718" calcext:value-type="float">
            <text:p>0.623125013598718</text:p>
          </table:table-cell>
          <table:table-cell office:value-type="float" office:value="0.475562442094088" calcext:value-type="float">
            <text:p>0.475562442094088</text:p>
          </table:table-cell>
          <table:table-cell office:value-type="float" office:value="0.652763897249017" calcext:value-type="float">
            <text:p>0.652763897249017</text:p>
          </table:table-cell>
          <table:table-cell office:value-type="float" office:value="0.473611047118902" calcext:value-type="float">
            <text:p>0.473611047118902</text:p>
          </table:table-cell>
          <table:table-cell office:value-type="float" office:value="0.655090019537516" calcext:value-type="float">
            <text:p>0.655090019537516</text:p>
          </table:table-cell>
          <table:table-cell office:value-type="float" office:value="0.46114634796977" calcext:value-type="float">
            <text:p>0.46114634796977</text:p>
          </table:table-cell>
          <table:table-cell office:value-type="float" office:value="0.666251095372152" calcext:value-type="float">
            <text:p>0.6662510953721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24887280911207" calcext:value-type="float">
            <text:p>0.524887280911207</text:p>
          </table:table-cell>
          <table:table-cell office:value-type="float" office:value="0.621901595486762" calcext:value-type="float">
            <text:p>0.621901595486762</text:p>
          </table:table-cell>
          <table:table-cell office:value-type="float" office:value="0.513985023647547" calcext:value-type="float">
            <text:p>0.513985023647547</text:p>
          </table:table-cell>
          <table:table-cell office:value-type="float" office:value="0.624911372235926" calcext:value-type="float">
            <text:p>0.624911372235926</text:p>
          </table:table-cell>
          <table:table-cell office:value-type="float" office:value="0.478542088717222" calcext:value-type="float">
            <text:p>0.478542088717222</text:p>
          </table:table-cell>
          <table:table-cell office:value-type="float" office:value="0.650987393488166" calcext:value-type="float">
            <text:p>0.650987393488166</text:p>
          </table:table-cell>
          <table:table-cell office:value-type="float" office:value="0.471629117429256" calcext:value-type="float">
            <text:p>0.471629117429256</text:p>
          </table:table-cell>
          <table:table-cell office:value-type="float" office:value="0.656720026418315" calcext:value-type="float">
            <text:p>0.656720026418315</text:p>
          </table:table-cell>
          <table:table-cell office:value-type="float" office:value="0.46164496243" calcext:value-type="float">
            <text:p>0.46164496243</text:p>
          </table:table-cell>
          <table:table-cell office:value-type="float" office:value="0.666748847882479" calcext:value-type="float">
            <text:p>0.6667488478824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13018588721752" calcext:value-type="float">
            <text:p>0.513018588721752</text:p>
          </table:table-cell>
          <table:table-cell office:value-type="float" office:value="0.626667306437679" calcext:value-type="float">
            <text:p>0.626667306437679</text:p>
          </table:table-cell>
          <table:table-cell office:value-type="float" office:value="0.509847085177899" calcext:value-type="float">
            <text:p>0.509847085177899</text:p>
          </table:table-cell>
          <table:table-cell office:value-type="float" office:value="0.62615706194151" calcext:value-type="float">
            <text:p>0.62615706194151</text:p>
          </table:table-cell>
          <table:table-cell office:value-type="float" office:value="0.475043186545372" calcext:value-type="float">
            <text:p>0.475043186545372</text:p>
          </table:table-cell>
          <table:table-cell office:value-type="float" office:value="0.653452890662292" calcext:value-type="float">
            <text:p>0.653452890662292</text:p>
          </table:table-cell>
          <table:table-cell office:value-type="float" office:value="0.470525988936424" calcext:value-type="float">
            <text:p>0.470525988936424</text:p>
          </table:table-cell>
          <table:table-cell office:value-type="float" office:value="0.656817914553471" calcext:value-type="float">
            <text:p>0.656817914553471</text:p>
          </table:table-cell>
          <table:table-cell office:value-type="float" office:value="0.45865585282445" calcext:value-type="float">
            <text:p>0.45865585282445</text:p>
          </table:table-cell>
          <table:table-cell office:value-type="float" office:value="0.667153084625306" calcext:value-type="float">
            <text:p>0.6671530846253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10550376027823" calcext:value-type="float">
            <text:p>0.510550376027823</text:p>
          </table:table-cell>
          <table:table-cell office:value-type="float" office:value="0.628983565310348" calcext:value-type="float">
            <text:p>0.628983565310348</text:p>
          </table:table-cell>
          <table:table-cell office:value-type="float" office:value="0.51240708231926" calcext:value-type="float">
            <text:p>0.51240708231926</text:p>
          </table:table-cell>
          <table:table-cell office:value-type="float" office:value="0.626702040814966" calcext:value-type="float">
            <text:p>0.626702040814966</text:p>
          </table:table-cell>
          <table:table-cell office:value-type="float" office:value="0.477943975478411" calcext:value-type="float">
            <text:p>0.477943975478411</text:p>
          </table:table-cell>
          <table:table-cell office:value-type="float" office:value="0.652032210460984" calcext:value-type="float">
            <text:p>0.652032210460984</text:p>
          </table:table-cell>
          <table:table-cell office:value-type="float" office:value="0.469612969458103" calcext:value-type="float">
            <text:p>0.469612969458103</text:p>
          </table:table-cell>
          <table:table-cell office:value-type="float" office:value="0.657970571988654" calcext:value-type="float">
            <text:p>0.657970571988654</text:p>
          </table:table-cell>
          <table:table-cell office:value-type="float" office:value="0.456900154799223" calcext:value-type="float">
            <text:p>0.456900154799223</text:p>
          </table:table-cell>
          <table:table-cell office:value-type="float" office:value="0.669448496072889" calcext:value-type="float">
            <text:p>0.6694484960728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10153326392174" calcext:value-type="float">
            <text:p>0.510153326392174</text:p>
          </table:table-cell>
          <table:table-cell office:value-type="float" office:value="0.62915009475541" calcext:value-type="float">
            <text:p>0.62915009475541</text:p>
          </table:table-cell>
          <table:table-cell office:value-type="float" office:value="0.51111383959651" calcext:value-type="float">
            <text:p>0.51111383959651</text:p>
          </table:table-cell>
          <table:table-cell office:value-type="float" office:value="0.628195635784715" calcext:value-type="float">
            <text:p>0.628195635784715</text:p>
          </table:table-cell>
          <table:table-cell office:value-type="float" office:value="0.473762489110231" calcext:value-type="float">
            <text:p>0.473762489110231</text:p>
          </table:table-cell>
          <table:table-cell office:value-type="float" office:value="0.653701637016391" calcext:value-type="float">
            <text:p>0.653701637016391</text:p>
          </table:table-cell>
          <table:table-cell office:value-type="float" office:value="0.466164114326239" calcext:value-type="float">
            <text:p>0.466164114326239</text:p>
          </table:table-cell>
          <table:table-cell office:value-type="float" office:value="0.660891259913325" calcext:value-type="float">
            <text:p>0.660891259913325</text:p>
          </table:table-cell>
          <table:table-cell office:value-type="float" office:value="0.455668760091066" calcext:value-type="float">
            <text:p>0.455668760091066</text:p>
          </table:table-cell>
          <table:table-cell office:value-type="float" office:value="0.670157458176818" calcext:value-type="float">
            <text:p>0.6701574581768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0576753616333" calcext:value-type="float">
            <text:p>0.50576753616333</text:p>
          </table:table-cell>
          <table:table-cell office:value-type="float" office:value="0.632943237470723" calcext:value-type="float">
            <text:p>0.632943237470723</text:p>
          </table:table-cell>
          <table:table-cell table:number-columns-repeated="2"/>
          <table:table-cell office:value-type="float" office:value="0.474209011346102" calcext:value-type="float">
            <text:p>0.474209011346102</text:p>
          </table:table-cell>
          <table:table-cell office:value-type="float" office:value="0.655295902003383" calcext:value-type="float">
            <text:p>0.655295902003383</text:p>
          </table:table-cell>
          <table:table-cell office:value-type="float" office:value="0.464765837788582" calcext:value-type="float">
            <text:p>0.464765837788582</text:p>
          </table:table-cell>
          <table:table-cell office:value-type="float" office:value="0.662202327710707" calcext:value-type="float">
            <text:p>0.662202327710707</text:p>
          </table:table-cell>
          <table:table-cell office:value-type="float" office:value="0.455058661848307" calcext:value-type="float">
            <text:p>0.455058661848307</text:p>
          </table:table-cell>
          <table:table-cell office:value-type="float" office:value="0.671470728712877" calcext:value-type="float">
            <text:p>0.6714707287128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07416951656342" calcext:value-type="float">
            <text:p>0.507416951656342</text:p>
          </table:table-cell>
          <table:table-cell office:value-type="float" office:value="0.633015044326867" calcext:value-type="float">
            <text:p>0.633015044326867</text:p>
          </table:table-cell>
          <table:table-cell table:number-columns-repeated="2"/>
          <table:table-cell office:value-type="float" office:value="0.474804345518351" calcext:value-type="float">
            <text:p>0.474804345518351</text:p>
          </table:table-cell>
          <table:table-cell office:value-type="float" office:value="0.654397849663094" calcext:value-type="float">
            <text:p>0.654397849663094</text:p>
          </table:table-cell>
          <table:table-cell office:value-type="float" office:value="0.464671486616135" calcext:value-type="float">
            <text:p>0.464671486616135</text:p>
          </table:table-cell>
          <table:table-cell office:value-type="float" office:value="0.662514119868284" calcext:value-type="float">
            <text:p>0.662514119868284</text:p>
          </table:table-cell>
          <table:table-cell office:value-type="float" office:value="0.453845530003309" calcext:value-type="float">
            <text:p>0.453845530003309</text:p>
          </table:table-cell>
          <table:table-cell office:value-type="float" office:value="0.672337211563658" calcext:value-type="float">
            <text:p>0.6723372115636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09249886870384" calcext:value-type="float">
            <text:p>0.509249886870384</text:p>
          </table:table-cell>
          <table:table-cell office:value-type="float" office:value="0.634208826507359" calcext:value-type="float">
            <text:p>0.634208826507359</text:p>
          </table:table-cell>
          <table:table-cell table:number-columns-repeated="4"/>
          <table:table-cell office:value-type="float" office:value="0.463179035484791" calcext:value-type="float">
            <text:p>0.463179035484791</text:p>
          </table:table-cell>
          <table:table-cell office:value-type="float" office:value="0.663254274484678" calcext:value-type="float">
            <text:p>0.663254274484678</text:p>
          </table:table-cell>
          <table:table-cell office:value-type="float" office:value="0.453311638534069" calcext:value-type="float">
            <text:p>0.453311638534069</text:p>
          </table:table-cell>
          <table:table-cell office:value-type="float" office:value="0.672934966225683" calcext:value-type="float">
            <text:p>0.6729349662256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/>
          <table:table-cell office:value-type="float" office:value="0.460783248394728" calcext:value-type="float">
            <text:p>0.460783248394728</text:p>
          </table:table-cell>
          <table:table-cell office:value-type="float" office:value="0.664983828662013" calcext:value-type="float">
            <text:p>0.664983828662013</text:p>
          </table:table-cell>
          <table:table-cell office:value-type="float" office:value="0.452240640670061" calcext:value-type="float">
            <text:p>0.452240640670061</text:p>
          </table:table-cell>
          <table:table-cell office:value-type="float" office:value="0.673218955842063" calcext:value-type="float">
            <text:p>0.6732189558420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0.460884671658278" calcext:value-type="float">
            <text:p>0.460884671658278</text:p>
          </table:table-cell>
          <table:table-cell office:value-type="float" office:value="0.665248898438823" calcext:value-type="float">
            <text:p>0.665248898438823</text:p>
          </table:table-cell>
          <table:table-cell office:value-type="float" office:value="0.456331463903189" calcext:value-type="float">
            <text:p>0.456331463903189</text:p>
          </table:table-cell>
          <table:table-cell office:value-type="float" office:value="0.670442810421281" calcext:value-type="float">
            <text:p>0.6704428104212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  <table:table-cell office:value-type="float" office:value="0.458635079115629" calcext:value-type="float">
            <text:p>0.458635079115629</text:p>
          </table:table-cell>
          <table:table-cell office:value-type="float" office:value="0.665969132266873" calcext:value-type="float">
            <text:p>0.665969132266873</text:p>
          </table:table-cell>
          <table:table-cell office:value-type="float" office:value="0.452844438701868" calcext:value-type="float">
            <text:p>0.452844438701868</text:p>
          </table:table-cell>
          <table:table-cell office:value-type="float" office:value="0.673705291739625" calcext:value-type="float">
            <text:p>0.6737052917396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0.457706595957279" calcext:value-type="float">
            <text:p>0.457706595957279</text:p>
          </table:table-cell>
          <table:table-cell office:value-type="float" office:value="0.667046523549679" calcext:value-type="float">
            <text:p>0.66704652354967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0.456107370555401" calcext:value-type="float">
            <text:p>0.456107370555401</text:p>
          </table:table-cell>
          <table:table-cell office:value-type="float" office:value="0.669111905434951" calcext:value-type="float">
            <text:p>0.66911190543495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0.455512520670891" calcext:value-type="float">
            <text:p>0.455512520670891</text:p>
          </table:table-cell>
          <table:table-cell office:value-type="float" office:value="0.669483063662826" calcext:value-type="float">
            <text:p>0.66948306366282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0.456286700814962" calcext:value-type="float">
            <text:p>0.456286700814962</text:p>
          </table:table-cell>
          <table:table-cell office:value-type="float" office:value="0.668830827279848" calcext:value-type="float">
            <text:p>0.66883082727984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/>
          <table:table-cell office:value-type="float" office:value="0.453770649433136" calcext:value-type="float">
            <text:p>0.453770649433136</text:p>
          </table:table-cell>
          <table:table-cell office:value-type="float" office:value="0.67022640330036" calcext:value-type="float">
            <text:p>0.6702264033003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  <table:table-cell office:value-type="float" office:value="0.454043151438236" calcext:value-type="float">
            <text:p>0.454043151438236</text:p>
          </table:table-cell>
          <table:table-cell office:value-type="float" office:value="0.671133353022926" calcext:value-type="float">
            <text:p>0.67113335302292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0.450879005342722" calcext:value-type="float">
            <text:p>0.450879005342722</text:p>
          </table:table-cell>
          <table:table-cell office:value-type="float" office:value="0.672988422959432" calcext:value-type="float">
            <text:p>0.67298842295943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0.4515774294734" calcext:value-type="float">
            <text:p>0.4515774294734</text:p>
          </table:table-cell>
          <table:table-cell office:value-type="float" office:value="0.672747292917452" calcext:value-type="float">
            <text:p>0.67274729291745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/>
          <table:table-cell office:value-type="float" office:value="0.450917352735996" calcext:value-type="float">
            <text:p>0.450917352735996</text:p>
          </table:table-cell>
          <table:table-cell office:value-type="float" office:value="0.672534739889398" calcext:value-type="float">
            <text:p>0.6725347398893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07-20T09:23:22.390000000</dc:date>
    <meta:editing-duration>PT2M1S</meta:editing-duration>
    <meta:editing-cycles>1</meta:editing-cycles>
    <meta:document-statistic meta:table-count="1" meta:cell-count="40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4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inimum="0.4" chart:maximum="0.7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8.356cm" svg:height="10.581cm" xlink:href=".." xlink:type="simple" chart:class="chart:scatter" chart:style-name="ch1">
        <chart:title svg:x="3.136cm" svg:y="0.347cm" chart:style-name="ch2">
          <text:p>Effect of adding polynomial output layer of different orders</text:p>
        </chart:title>
        <chart:legend chart:legend-position="end" svg:x="14.747cm" svg:y="2.72cm" style:legend-expansion="high" chart:style-name="ch3"/>
        <chart:plot-area chart:style-name="ch4" table:cell-range-address="loss_log.A1:loss_log.K46" chart:data-source-has-labels="row" svg:x="1.368cm" svg:y="1.363cm" svg:width="12.094cm" svg:height="8.036cm">
          <chart:coordinate-region svg:x="2.318cm" svg:y="1.566cm" svg:width="10.193cm" svg:height="7.18cm"/>
          <chart:axis chart:dimension="x" chart:name="primary-x" chart:style-name="ch5">
            <chart:title svg:x="6.236cm" svg:y="9.61cm" chart:style-name="ch6">
              <text:p>Training epochs</text:p>
            </chart:title>
          </chart:axis>
          <chart:axis chart:dimension="y" chart:name="primary-y" chart:style-name="ch7">
            <chart:title svg:x="0.451cm" svg:y="7.354cm" chart:style-name="ch8">
              <text:p>Loss metric (smaller better)</text:p>
            </chart:title>
            <chart:grid chart:style-name="ch9" chart:class="major"/>
          </chart:axis>
          <chart:axis chart:dimension="y" chart:name="secondary-y" chart:style-name="ch10">
            <chart:title svg:x="13.829cm" svg:y="7.079cm" chart:style-name="ch8">
              <text:p>R2 score (larger better)</text:p>
            </chart:title>
          </chart:axis>
          <chart:series chart:attached-axis="primary-y" chart:style-name="ch11" chart:values-cell-range-address="loss_log.B2:loss_log.B46" chart:label-cell-address="loss_log.B1:loss_log.B1" chart:class="chart:scatter">
            <chart:domain table:cell-range-address="loss_log.A2:loss_log.A46"/>
            <chart:data-point chart:repeated="45"/>
          </chart:series>
          <chart:series chart:attached-axis="secondary-y" chart:style-name="ch12" chart:values-cell-range-address="loss_log.C2:loss_log.C46" chart:label-cell-address="loss_log.C1:loss_log.C1" chart:class="chart:scatter">
            <chart:data-point chart:repeated="45"/>
          </chart:series>
          <chart:series chart:attached-axis="primary-y" chart:style-name="ch13" chart:values-cell-range-address="loss_log.D2:loss_log.D46" chart:label-cell-address="loss_log.D1:loss_log.D1" chart:class="chart:scatter">
            <chart:data-point chart:repeated="45"/>
          </chart:series>
          <chart:series chart:attached-axis="secondary-y" chart:style-name="ch14" chart:values-cell-range-address="loss_log.E2:loss_log.E46" chart:label-cell-address="loss_log.E1:loss_log.E1" chart:class="chart:scatter">
            <chart:data-point chart:repeated="45"/>
          </chart:series>
          <chart:series chart:attached-axis="primary-y" chart:style-name="ch15" chart:values-cell-range-address="loss_log.F2:loss_log.F46" chart:label-cell-address="loss_log.F1:loss_log.F1" chart:class="chart:scatter">
            <chart:data-point chart:repeated="45"/>
          </chart:series>
          <chart:series chart:attached-axis="secondary-y" chart:style-name="ch16" chart:values-cell-range-address="loss_log.G2:loss_log.G46" chart:label-cell-address="loss_log.G1:loss_log.G1" chart:class="chart:scatter">
            <chart:data-point chart:repeated="45"/>
          </chart:series>
          <chart:series chart:attached-axis="primary-y" chart:style-name="ch17" chart:values-cell-range-address="loss_log.H2:loss_log.H46" chart:label-cell-address="loss_log.H1:loss_log.H1" chart:class="chart:scatter">
            <chart:data-point chart:repeated="45"/>
          </chart:series>
          <chart:series chart:attached-axis="secondary-y" chart:style-name="ch18" chart:values-cell-range-address="loss_log.I2:loss_log.I46" chart:label-cell-address="loss_log.I1:loss_log.I1" chart:class="chart:scatter">
            <chart:data-point chart:repeated="45"/>
          </chart:series>
          <chart:series chart:attached-axis="primary-y" chart:style-name="ch19" chart:values-cell-range-address="loss_log.J2:loss_log.J46" chart:label-cell-address="loss_log.J1:loss_log.J1" chart:class="chart:scatter">
            <chart:data-point chart:repeated="45"/>
          </chart:series>
          <chart:series chart:attached-axis="secondary-y" chart:style-name="ch20" chart:values-cell-range-address="loss_log.K2:loss_log.K46" chart:label-cell-address="loss_log.K1:loss_log.K1" chart:class="chart:scatter">
            <chart:data-point chart:repeated="4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th order loss</text:p>
                <draw:g>
                  <svg:desc>loss_log.B1:loss_log.B1</svg:desc>
                </draw:g>
              </table:table-cell>
              <table:table-cell office:value-type="string">
                <text:p>4th order R2</text:p>
                <draw:g>
                  <svg:desc>loss_log.C1:loss_log.C1</svg:desc>
                </draw:g>
              </table:table-cell>
              <table:table-cell office:value-type="string">
                <text:p>3rd order loss</text:p>
                <draw:g>
                  <svg:desc>loss_log.D1:loss_log.D1</svg:desc>
                </draw:g>
              </table:table-cell>
              <table:table-cell office:value-type="string">
                <text:p>3rd order R2</text:p>
                <draw:g>
                  <svg:desc>loss_log.E1:loss_log.E1</svg:desc>
                </draw:g>
              </table:table-cell>
              <table:table-cell office:value-type="string">
                <text:p>2nd order loss</text:p>
                <draw:g>
                  <svg:desc>loss_log.F1:loss_log.F1</svg:desc>
                </draw:g>
              </table:table-cell>
              <table:table-cell office:value-type="string">
                <text:p>2nd order R2</text:p>
                <draw:g>
                  <svg:desc>loss_log.G1:loss_log.G1</svg:desc>
                </draw:g>
              </table:table-cell>
              <table:table-cell office:value-type="string">
                <text:p>1st order loss</text:p>
                <draw:g>
                  <svg:desc>loss_log.H1:loss_log.H1</svg:desc>
                </draw:g>
              </table:table-cell>
              <table:table-cell office:value-type="string">
                <text:p>1st order R2</text:p>
                <draw:g>
                  <svg:desc>loss_log.I1:loss_log.I1</svg:desc>
                </draw:g>
              </table:table-cell>
              <table:table-cell office:value-type="string">
                <text:p>no poly loss</text:p>
                <draw:g>
                  <svg:desc>loss_log.J1:loss_log.J1</svg:desc>
                </draw:g>
              </table:table-cell>
              <table:table-cell office:value-type="string">
                <text:p>no poly R2</text:p>
                <draw:g>
                  <svg:desc>loss_log.K1:loss_log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oss_log.A2:loss_log.A46</svg:desc>
                </draw:g>
              </table:table-cell>
              <table:table-cell office:value-type="float" office:value="1.01981497704983">
                <text:p>1.01981497704983</text:p>
                <draw:g>
                  <svg:desc>loss_log.B2:loss_log.B46</svg:desc>
                </draw:g>
              </table:table-cell>
              <table:table-cell office:value-type="float" office:value="0.329270841621043">
                <text:p>0.329270841621043</text:p>
                <draw:g>
                  <svg:desc>loss_log.C2:loss_log.C46</svg:desc>
                </draw:g>
              </table:table-cell>
              <table:table-cell office:value-type="float" office:value="0.983115719258785">
                <text:p>0.983115719258785</text:p>
                <draw:g>
                  <svg:desc>loss_log.D2:loss_log.D46</svg:desc>
                </draw:g>
              </table:table-cell>
              <table:table-cell office:value-type="float" office:value="0.353096423617602">
                <text:p>0.353096423617602</text:p>
                <draw:g>
                  <svg:desc>loss_log.E2:loss_log.E46</svg:desc>
                </draw:g>
              </table:table-cell>
              <table:table-cell office:value-type="float" office:value="0.852490711212158">
                <text:p>0.852490711212158</text:p>
                <draw:g>
                  <svg:desc>loss_log.F2:loss_log.F46</svg:desc>
                </draw:g>
              </table:table-cell>
              <table:table-cell office:value-type="float" office:value="0.413888911553569">
                <text:p>0.413888911553569</text:p>
                <draw:g>
                  <svg:desc>loss_log.G2:loss_log.G46</svg:desc>
                </draw:g>
              </table:table-cell>
              <table:table-cell office:value-type="float" office:value="0.872721284627914">
                <text:p>0.872721284627914</text:p>
                <draw:g>
                  <svg:desc>loss_log.H2:loss_log.H46</svg:desc>
                </draw:g>
              </table:table-cell>
              <table:table-cell office:value-type="float" office:value="0.397784332153584">
                <text:p>0.397784332153584</text:p>
                <draw:g>
                  <svg:desc>loss_log.I2:loss_log.I46</svg:desc>
                </draw:g>
              </table:table-cell>
              <table:table-cell office:value-type="float" office:value="0.784905706346035">
                <text:p>0.784905706346035</text:p>
                <draw:g>
                  <svg:desc>loss_log.J2:loss_log.J46</svg:desc>
                </draw:g>
              </table:table-cell>
              <table:table-cell office:value-type="float" office:value="0.450165278715113">
                <text:p>0.450165278715113</text:p>
                <draw:g>
                  <svg:desc>loss_log.K2:loss_log.K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62032386660576">
                <text:p>0.862032386660576</text:p>
              </table:table-cell>
              <table:table-cell office:value-type="float" office:value="0.394279149053117">
                <text:p>0.394279149053117</text:p>
              </table:table-cell>
              <table:table-cell office:value-type="float" office:value="0.846327550709248">
                <text:p>0.846327550709248</text:p>
              </table:table-cell>
              <table:table-cell office:value-type="float" office:value="0.415207672523589">
                <text:p>0.415207672523589</text:p>
              </table:table-cell>
              <table:table-cell office:value-type="float" office:value="0.810955540835857">
                <text:p>0.810955540835857</text:p>
              </table:table-cell>
              <table:table-cell office:value-type="float" office:value="0.436579740390152">
                <text:p>0.436579740390152</text:p>
              </table:table-cell>
              <table:table-cell office:value-type="float" office:value="0.821132157742977">
                <text:p>0.821132157742977</text:p>
              </table:table-cell>
              <table:table-cell office:value-type="float" office:value="0.430709567545903">
                <text:p>0.430709567545903</text:p>
              </table:table-cell>
              <table:table-cell office:value-type="float" office:value="0.687351648509502">
                <text:p>0.687351648509502</text:p>
              </table:table-cell>
              <table:table-cell office:value-type="float" office:value="0.503617456296455">
                <text:p>0.503617456296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82928489893675">
                <text:p>0.782928489893675</text:p>
              </table:table-cell>
              <table:table-cell office:value-type="float" office:value="0.451376642301609">
                <text:p>0.451376642301609</text:p>
              </table:table-cell>
              <table:table-cell office:value-type="float" office:value="0.780916099250317">
                <text:p>0.780916099250317</text:p>
              </table:table-cell>
              <table:table-cell office:value-type="float" office:value="0.446442075220256">
                <text:p>0.446442075220256</text:p>
              </table:table-cell>
              <table:table-cell office:value-type="float" office:value="0.772559902071953">
                <text:p>0.772559902071953</text:p>
              </table:table-cell>
              <table:table-cell office:value-type="float" office:value="0.452073317995771">
                <text:p>0.452073317995771</text:p>
              </table:table-cell>
              <table:table-cell office:value-type="float" office:value="0.783689279854298">
                <text:p>0.783689279854298</text:p>
              </table:table-cell>
              <table:table-cell office:value-type="float" office:value="0.446718293695721">
                <text:p>0.446718293695721</text:p>
              </table:table-cell>
              <table:table-cell office:value-type="float" office:value="0.621545086801052">
                <text:p>0.621545086801052</text:p>
              </table:table-cell>
              <table:table-cell office:value-type="float" office:value="0.548656477491014">
                <text:p>0.548656477491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35553889721632">
                <text:p>0.735553889721632</text:p>
              </table:table-cell>
              <table:table-cell office:value-type="float" office:value="0.481371303403184">
                <text:p>0.481371303403184</text:p>
              </table:table-cell>
              <table:table-cell office:value-type="float" office:value="0.724155586957932">
                <text:p>0.724155586957932</text:p>
              </table:table-cell>
              <table:table-cell office:value-type="float" office:value="0.480212008810378">
                <text:p>0.480212008810378</text:p>
              </table:table-cell>
              <table:table-cell office:value-type="float" office:value="0.71743840649724">
                <text:p>0.71743840649724</text:p>
              </table:table-cell>
              <table:table-cell office:value-type="float" office:value="0.47643150337431">
                <text:p>0.47643150337431</text:p>
              </table:table-cell>
              <table:table-cell office:value-type="float" office:value="0.745455104857683">
                <text:p>0.745455104857683</text:p>
              </table:table-cell>
              <table:table-cell office:value-type="float" office:value="0.463068714798888">
                <text:p>0.463068714798888</text:p>
              </table:table-cell>
              <table:table-cell office:value-type="float" office:value="0.586045797169209">
                <text:p>0.586045797169209</text:p>
              </table:table-cell>
              <table:table-cell office:value-type="float" office:value="0.572852638336593">
                <text:p>0.5728526383365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11094289273024">
                <text:p>0.711094289273024</text:p>
              </table:table-cell>
              <table:table-cell office:value-type="float" office:value="0.498759293011787">
                <text:p>0.498759293011787</text:p>
              </table:table-cell>
              <table:table-cell office:value-type="float" office:value="0.694847948849201">
                <text:p>0.694847948849201</text:p>
              </table:table-cell>
              <table:table-cell office:value-type="float" office:value="0.506356162469972">
                <text:p>0.506356162469972</text:p>
              </table:table-cell>
              <table:table-cell office:value-type="float" office:value="0.666393288224936">
                <text:p>0.666393288224936</text:p>
              </table:table-cell>
              <table:table-cell office:value-type="float" office:value="0.510307489751291">
                <text:p>0.510307489751291</text:p>
              </table:table-cell>
              <table:table-cell office:value-type="float" office:value="0.693322916328907">
                <text:p>0.693322916328907</text:p>
              </table:table-cell>
              <table:table-cell office:value-type="float" office:value="0.494335241316494">
                <text:p>0.494335241316494</text:p>
              </table:table-cell>
              <table:table-cell office:value-type="float" office:value="0.561732015013695">
                <text:p>0.561732015013695</text:p>
              </table:table-cell>
              <table:table-cell office:value-type="float" office:value="0.589838278144414">
                <text:p>0.5898382781444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72013787180185">
                <text:p>0.672013787180185</text:p>
              </table:table-cell>
              <table:table-cell office:value-type="float" office:value="0.528461909593681">
                <text:p>0.528461909593681</text:p>
              </table:table-cell>
              <table:table-cell office:value-type="float" office:value="0.660550937056541">
                <text:p>0.660550937056541</text:p>
              </table:table-cell>
              <table:table-cell office:value-type="float" office:value="0.521583841508004">
                <text:p>0.521583841508004</text:p>
              </table:table-cell>
              <table:table-cell office:value-type="float" office:value="0.630534472316504">
                <text:p>0.630534472316504</text:p>
              </table:table-cell>
              <table:table-cell office:value-type="float" office:value="0.536685411130121">
                <text:p>0.536685411130121</text:p>
              </table:table-cell>
              <table:table-cell office:value-type="float" office:value="0.643323495984078">
                <text:p>0.643323495984078</text:p>
              </table:table-cell>
              <table:table-cell office:value-type="float" office:value="0.529692738179991">
                <text:p>0.529692738179991</text:p>
              </table:table-cell>
              <table:table-cell office:value-type="float" office:value="0.546309413760901">
                <text:p>0.546309413760901</text:p>
              </table:table-cell>
              <table:table-cell office:value-type="float" office:value="0.600610596223694">
                <text:p>0.6006105962236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6886473596096">
                <text:p>0.66886473596096</text:p>
              </table:table-cell>
              <table:table-cell office:value-type="float" office:value="0.53164811531073">
                <text:p>0.53164811531073</text:p>
              </table:table-cell>
              <table:table-cell office:value-type="float" office:value="0.655856386572123">
                <text:p>0.655856386572123</text:p>
              </table:table-cell>
              <table:table-cell office:value-type="float" office:value="0.533763473847041">
                <text:p>0.533763473847041</text:p>
              </table:table-cell>
              <table:table-cell office:value-type="float" office:value="0.605473299324512">
                <text:p>0.605473299324512</text:p>
              </table:table-cell>
              <table:table-cell office:value-type="float" office:value="0.55523461555495">
                <text:p>0.55523461555495</text:p>
              </table:table-cell>
              <table:table-cell office:value-type="float" office:value="0.6133849427104">
                <text:p>0.6133849427104</text:p>
              </table:table-cell>
              <table:table-cell office:value-type="float" office:value="0.551721760485321">
                <text:p>0.551721760485321</text:p>
              </table:table-cell>
              <table:table-cell office:value-type="float" office:value="0.534150802344084">
                <text:p>0.534150802344084</text:p>
              </table:table-cell>
              <table:table-cell office:value-type="float" office:value="0.610119507456246">
                <text:p>0.610119507456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63012626767159">
                <text:p>0.663012626767159</text:p>
              </table:table-cell>
              <table:table-cell office:value-type="float" office:value="0.534616127701663">
                <text:p>0.534616127701663</text:p>
              </table:table-cell>
              <table:table-cell office:value-type="float" office:value="0.625768039375544">
                <text:p>0.625768039375544</text:p>
              </table:table-cell>
              <table:table-cell office:value-type="float" office:value="0.546506840961875">
                <text:p>0.546506840961875</text:p>
              </table:table-cell>
              <table:table-cell office:value-type="float" office:value="0.585433503985405">
                <text:p>0.585433503985405</text:p>
              </table:table-cell>
              <table:table-cell office:value-type="float" office:value="0.569968133724867">
                <text:p>0.569968133724867</text:p>
              </table:table-cell>
              <table:table-cell office:value-type="float" office:value="0.58892667517066">
                <text:p>0.58892667517066</text:p>
              </table:table-cell>
              <table:table-cell office:value-type="float" office:value="0.568607607867329">
                <text:p>0.568607607867329</text:p>
              </table:table-cell>
              <table:table-cell office:value-type="float" office:value="0.523013220727444">
                <text:p>0.523013220727444</text:p>
              </table:table-cell>
              <table:table-cell office:value-type="float" office:value="0.618561622919521">
                <text:p>0.618561622919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54221601784229">
                <text:p>0.654221601784229</text:p>
              </table:table-cell>
              <table:table-cell office:value-type="float" office:value="0.537998067677166">
                <text:p>0.537998067677166</text:p>
              </table:table-cell>
              <table:table-cell office:value-type="float" office:value="0.754029502719641">
                <text:p>0.754029502719641</text:p>
              </table:table-cell>
              <table:table-cell office:value-type="float" office:value="0.469000491850311">
                <text:p>0.469000491850311</text:p>
              </table:table-cell>
              <table:table-cell office:value-type="float" office:value="0.56898023635149">
                <text:p>0.56898023635149</text:p>
              </table:table-cell>
              <table:table-cell office:value-type="float" office:value="0.582111963132624">
                <text:p>0.582111963132624</text:p>
              </table:table-cell>
              <table:table-cell office:value-type="float" office:value="0.571006130427122">
                <text:p>0.571006130427122</text:p>
              </table:table-cell>
              <table:table-cell office:value-type="float" office:value="0.581489786850363">
                <text:p>0.581489786850363</text:p>
              </table:table-cell>
              <table:table-cell office:value-type="float" office:value="0.514605574309826">
                <text:p>0.514605574309826</text:p>
              </table:table-cell>
              <table:table-cell office:value-type="float" office:value="0.624524866105483">
                <text:p>0.624524866105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52424445748329">
                <text:p>0.652424445748329</text:p>
              </table:table-cell>
              <table:table-cell office:value-type="float" office:value="0.546991348321287">
                <text:p>0.546991348321287</text:p>
              </table:table-cell>
              <table:table-cell office:value-type="float" office:value="0.612233828008175">
                <text:p>0.612233828008175</text:p>
              </table:table-cell>
              <table:table-cell office:value-type="float" office:value="0.554642425123003">
                <text:p>0.554642425123003</text:p>
              </table:table-cell>
              <table:table-cell office:value-type="float" office:value="0.554909659177065">
                <text:p>0.554909659177065</text:p>
              </table:table-cell>
              <table:table-cell office:value-type="float" office:value="0.591786932710842">
                <text:p>0.591786932710842</text:p>
              </table:table-cell>
              <table:table-cell office:value-type="float" office:value="0.557173903286457">
                <text:p>0.557173903286457</text:p>
              </table:table-cell>
              <table:table-cell office:value-type="float" office:value="0.591177340079316">
                <text:p>0.591177340079316</text:p>
              </table:table-cell>
              <table:table-cell office:value-type="float" office:value="0.508251263946295">
                <text:p>0.508251263946295</text:p>
              </table:table-cell>
              <table:table-cell office:value-type="float" office:value="0.629532291024114">
                <text:p>0.629532291024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43380927294493">
                <text:p>0.643380927294493</text:p>
              </table:table-cell>
              <table:table-cell office:value-type="float" office:value="0.548815912005173">
                <text:p>0.548815912005173</text:p>
              </table:table-cell>
              <table:table-cell office:value-type="float" office:value="0.596287336200476">
                <text:p>0.596287336200476</text:p>
              </table:table-cell>
              <table:table-cell office:value-type="float" office:value="0.56591084315887">
                <text:p>0.56591084315887</text:p>
              </table:table-cell>
              <table:table-cell office:value-type="float" office:value="0.543679331243038">
                <text:p>0.543679331243038</text:p>
              </table:table-cell>
              <table:table-cell office:value-type="float" office:value="0.599435806071801">
                <text:p>0.599435806071801</text:p>
              </table:table-cell>
              <table:table-cell office:value-type="float" office:value="0.543893076479435">
                <text:p>0.543893076479435</text:p>
              </table:table-cell>
              <table:table-cell office:value-type="float" office:value="0.60127549124183">
                <text:p>0.60127549124183</text:p>
              </table:table-cell>
              <table:table-cell office:value-type="float" office:value="0.501319265365601">
                <text:p>0.501319265365601</text:p>
              </table:table-cell>
              <table:table-cell office:value-type="float" office:value="0.634766192814987">
                <text:p>0.634766192814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119055993855">
                <text:p>0.6119055993855</text:p>
              </table:table-cell>
              <table:table-cell office:value-type="float" office:value="0.557702547630792">
                <text:p>0.557702547630792</text:p>
              </table:table-cell>
              <table:table-cell office:value-type="float" office:value="0.586399196833372">
                <text:p>0.586399196833372</text:p>
              </table:table-cell>
              <table:table-cell office:value-type="float" office:value="0.573072967390453">
                <text:p>0.573072967390453</text:p>
              </table:table-cell>
              <table:table-cell office:value-type="float" office:value="0.535667894780636">
                <text:p>0.535667894780636</text:p>
              </table:table-cell>
              <table:table-cell office:value-type="float" office:value="0.606447782750925">
                <text:p>0.606447782750925</text:p>
              </table:table-cell>
              <table:table-cell office:value-type="float" office:value="0.536553876101971">
                <text:p>0.536553876101971</text:p>
              </table:table-cell>
              <table:table-cell office:value-type="float" office:value="0.607709246351699">
                <text:p>0.607709246351699</text:p>
              </table:table-cell>
              <table:table-cell office:value-type="float" office:value="0.495731800049543">
                <text:p>0.495731800049543</text:p>
              </table:table-cell>
              <table:table-cell office:value-type="float" office:value="0.639109409957434">
                <text:p>0.639109409957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98341896384955">
                <text:p>0.598341896384955</text:p>
              </table:table-cell>
              <table:table-cell office:value-type="float" office:value="0.567925315968179">
                <text:p>0.567925315968179</text:p>
              </table:table-cell>
              <table:table-cell office:value-type="float" office:value="0.578643973171711">
                <text:p>0.578643973171711</text:p>
              </table:table-cell>
              <table:table-cell office:value-type="float" office:value="0.578826506708281">
                <text:p>0.578826506708281</text:p>
              </table:table-cell>
              <table:table-cell office:value-type="float" office:value="0.526132773607969">
                <text:p>0.526132773607969</text:p>
              </table:table-cell>
              <table:table-cell office:value-type="float" office:value="0.612789544336286">
                <text:p>0.612789544336286</text:p>
              </table:table-cell>
              <table:table-cell office:value-type="float" office:value="0.525292694568634">
                <text:p>0.525292694568634</text:p>
              </table:table-cell>
              <table:table-cell office:value-type="float" office:value="0.615432442734243">
                <text:p>0.615432442734243</text:p>
              </table:table-cell>
              <table:table-cell office:value-type="float" office:value="0.491281205415726">
                <text:p>0.491281205415726</text:p>
              </table:table-cell>
              <table:table-cell office:value-type="float" office:value="0.642380998705875">
                <text:p>0.642380998705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90251068770886">
                <text:p>0.590251068770886</text:p>
              </table:table-cell>
              <table:table-cell office:value-type="float" office:value="0.572587188862889">
                <text:p>0.572587188862889</text:p>
              </table:table-cell>
              <table:table-cell office:value-type="float" office:value="0.571450202912092">
                <text:p>0.571450202912092</text:p>
              </table:table-cell>
              <table:table-cell office:value-type="float" office:value="0.583684627411298">
                <text:p>0.583684627411298</text:p>
              </table:table-cell>
              <table:table-cell office:value-type="float" office:value="0.516392919421196">
                <text:p>0.516392919421196</text:p>
              </table:table-cell>
              <table:table-cell office:value-type="float" office:value="0.620117331245349">
                <text:p>0.620117331245349</text:p>
              </table:table-cell>
              <table:table-cell office:value-type="float" office:value="0.518593411147595">
                <text:p>0.518593411147595</text:p>
              </table:table-cell>
              <table:table-cell office:value-type="float" office:value="0.620556850090307">
                <text:p>0.620556850090307</text:p>
              </table:table-cell>
              <table:table-cell office:value-type="float" office:value="0.485884521156549">
                <text:p>0.485884521156549</text:p>
              </table:table-cell>
              <table:table-cell office:value-type="float" office:value="0.647023799280533">
                <text:p>0.6470237992805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73178108781576">
                <text:p>0.573178108781576</text:p>
              </table:table-cell>
              <table:table-cell office:value-type="float" office:value="0.580005326865449">
                <text:p>0.580005326865449</text:p>
              </table:table-cell>
              <table:table-cell office:value-type="float" office:value="0.563011160492897">
                <text:p>0.563011160492897</text:p>
              </table:table-cell>
              <table:table-cell office:value-type="float" office:value="0.589854724527255">
                <text:p>0.589854724527255</text:p>
              </table:table-cell>
              <table:table-cell office:value-type="float" office:value="0.51047715768218">
                <text:p>0.51047715768218</text:p>
              </table:table-cell>
              <table:table-cell office:value-type="float" office:value="0.624083851297262">
                <text:p>0.624083851297262</text:p>
              </table:table-cell>
              <table:table-cell office:value-type="float" office:value="0.51263535618782">
                <text:p>0.51263535618782</text:p>
              </table:table-cell>
              <table:table-cell office:value-type="float" office:value="0.625150680589014">
                <text:p>0.625150680589014</text:p>
              </table:table-cell>
              <table:table-cell office:value-type="float" office:value="0.484452501684427">
                <text:p>0.484452501684427</text:p>
              </table:table-cell>
              <table:table-cell office:value-type="float" office:value="0.64745654168731">
                <text:p>0.647456541687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79101341962814">
                <text:p>0.579101341962814</text:p>
              </table:table-cell>
              <table:table-cell office:value-type="float" office:value="0.581898847885082">
                <text:p>0.581898847885082</text:p>
              </table:table-cell>
              <table:table-cell office:value-type="float" office:value="0.560319481790066">
                <text:p>0.560319481790066</text:p>
              </table:table-cell>
              <table:table-cell office:value-type="float" office:value="0.593090289437719">
                <text:p>0.593090289437719</text:p>
              </table:table-cell>
              <table:table-cell office:value-type="float" office:value="0.504583564400673">
                <text:p>0.504583564400673</text:p>
              </table:table-cell>
              <table:table-cell office:value-type="float" office:value="0.629560422607156">
                <text:p>0.629560422607156</text:p>
              </table:table-cell>
              <table:table-cell office:value-type="float" office:value="0.505294203013182">
                <text:p>0.505294203013182</text:p>
              </table:table-cell>
              <table:table-cell office:value-type="float" office:value="0.630780012595257">
                <text:p>0.630780012595257</text:p>
              </table:table-cell>
              <table:table-cell office:value-type="float" office:value="0.479553790390492">
                <text:p>0.479553790390492</text:p>
              </table:table-cell>
              <table:table-cell office:value-type="float" office:value="0.651750175552859">
                <text:p>0.6517501755528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69329202920198">
                <text:p>0.569329202920198</text:p>
              </table:table-cell>
              <table:table-cell office:value-type="float" office:value="0.58503336315474">
                <text:p>0.58503336315474</text:p>
              </table:table-cell>
              <table:table-cell office:value-type="float" office:value="0.553804571181536">
                <text:p>0.553804571181536</text:p>
              </table:table-cell>
              <table:table-cell office:value-type="float" office:value="0.5954271458403">
                <text:p>0.5954271458403</text:p>
              </table:table-cell>
              <table:table-cell office:value-type="float" office:value="0.501044568419456">
                <text:p>0.501044568419456</text:p>
              </table:table-cell>
              <table:table-cell office:value-type="float" office:value="0.631406675710154">
                <text:p>0.631406675710154</text:p>
              </table:table-cell>
              <table:table-cell office:value-type="float" office:value="0.500815457850695">
                <text:p>0.500815457850695</text:p>
              </table:table-cell>
              <table:table-cell office:value-type="float" office:value="0.634316459818244">
                <text:p>0.634316459818244</text:p>
              </table:table-cell>
              <table:table-cell office:value-type="float" office:value="0.47844457924366">
                <text:p>0.47844457924366</text:p>
              </table:table-cell>
              <table:table-cell office:value-type="float" office:value="0.652173734148497">
                <text:p>0.652173734148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59176221489906">
                <text:p>0.559176221489906</text:p>
              </table:table-cell>
              <table:table-cell office:value-type="float" office:value="0.593047757132106">
                <text:p>0.593047757132106</text:p>
              </table:table-cell>
              <table:table-cell office:value-type="float" office:value="0.548462128639221">
                <text:p>0.548462128639221</text:p>
              </table:table-cell>
              <table:table-cell office:value-type="float" office:value="0.600506723634031">
                <text:p>0.600506723634031</text:p>
              </table:table-cell>
              <table:table-cell office:value-type="float" office:value="0.496377564221621">
                <text:p>0.496377564221621</text:p>
              </table:table-cell>
              <table:table-cell office:value-type="float" office:value="0.63613731586571">
                <text:p>0.63613731586571</text:p>
              </table:table-cell>
              <table:table-cell office:value-type="float" office:value="0.49608444198966">
                <text:p>0.49608444198966</text:p>
              </table:table-cell>
              <table:table-cell office:value-type="float" office:value="0.637967195349051">
                <text:p>0.637967195349051</text:p>
              </table:table-cell>
              <table:table-cell office:value-type="float" office:value="0.476115144789219">
                <text:p>0.476115144789219</text:p>
              </table:table-cell>
              <table:table-cell office:value-type="float" office:value="0.654067792311392">
                <text:p>0.6540677923113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50888764113188">
                <text:p>0.550888764113188</text:p>
              </table:table-cell>
              <table:table-cell office:value-type="float" office:value="0.59721666057862">
                <text:p>0.59721666057862</text:p>
              </table:table-cell>
              <table:table-cell office:value-type="float" office:value="0.542426901310682">
                <text:p>0.542426901310682</text:p>
              </table:table-cell>
              <table:table-cell office:value-type="float" office:value="0.605577360464572">
                <text:p>0.605577360464572</text:p>
              </table:table-cell>
              <table:table-cell office:value-type="float" office:value="0.494294954836369">
                <text:p>0.494294954836369</text:p>
              </table:table-cell>
              <table:table-cell office:value-type="float" office:value="0.637745603202338">
                <text:p>0.637745603202338</text:p>
              </table:table-cell>
              <table:table-cell office:value-type="float" office:value="0.492914064228535">
                <text:p>0.492914064228535</text:p>
              </table:table-cell>
              <table:table-cell office:value-type="float" office:value="0.640361017187435">
                <text:p>0.640361017187435</text:p>
              </table:table-cell>
              <table:table-cell office:value-type="float" office:value="0.472567132115364">
                <text:p>0.472567132115364</text:p>
              </table:table-cell>
              <table:table-cell office:value-type="float" office:value="0.657242482592456">
                <text:p>0.657242482592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48046319931746">
                <text:p>0.548046319931746</text:p>
              </table:table-cell>
              <table:table-cell office:value-type="float" office:value="0.60090985564451">
                <text:p>0.60090985564451</text:p>
              </table:table-cell>
              <table:table-cell office:value-type="float" office:value="0.536824132502079">
                <text:p>0.536824132502079</text:p>
              </table:table-cell>
              <table:table-cell office:value-type="float" office:value="0.60711249627878">
                <text:p>0.60711249627878</text:p>
              </table:table-cell>
              <table:table-cell office:value-type="float" office:value="0.48889087215066">
                <text:p>0.48889087215066</text:p>
              </table:table-cell>
              <table:table-cell office:value-type="float" office:value="0.640820721244514">
                <text:p>0.640820721244514</text:p>
              </table:table-cell>
              <table:table-cell office:value-type="float" office:value="0.489928071945906">
                <text:p>0.489928071945906</text:p>
              </table:table-cell>
              <table:table-cell office:value-type="float" office:value="0.642697633393643">
                <text:p>0.642697633393643</text:p>
              </table:table-cell>
              <table:table-cell office:value-type="float" office:value="0.469629185646772">
                <text:p>0.469629185646772</text:p>
              </table:table-cell>
              <table:table-cell office:value-type="float" office:value="0.658765514835453">
                <text:p>0.6587655148354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45940849930048">
                <text:p>0.545940849930048</text:p>
              </table:table-cell>
              <table:table-cell office:value-type="float" office:value="0.603759106113584">
                <text:p>0.603759106113584</text:p>
              </table:table-cell>
              <table:table-cell office:value-type="float" office:value="0.530692864954472">
                <text:p>0.530692864954472</text:p>
              </table:table-cell>
              <table:table-cell office:value-type="float" office:value="0.612203293050154">
                <text:p>0.612203293050154</text:p>
              </table:table-cell>
              <table:table-cell office:value-type="float" office:value="0.486344414949417">
                <text:p>0.486344414949417</text:p>
              </table:table-cell>
              <table:table-cell office:value-type="float" office:value="0.643787632096931">
                <text:p>0.643787632096931</text:p>
              </table:table-cell>
              <table:table-cell office:value-type="float" office:value="0.487662806361914">
                <text:p>0.487662806361914</text:p>
              </table:table-cell>
              <table:table-cell office:value-type="float" office:value="0.644510864674476">
                <text:p>0.644510864674476</text:p>
              </table:table-cell>
              <table:table-cell office:value-type="float" office:value="0.467167346924543">
                <text:p>0.467167346924543</text:p>
              </table:table-cell>
              <table:table-cell office:value-type="float" office:value="0.661708308951886">
                <text:p>0.6617083089518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37825770676136">
                <text:p>0.537825770676136</text:p>
              </table:table-cell>
              <table:table-cell office:value-type="float" office:value="0.607637599258178">
                <text:p>0.607637599258178</text:p>
              </table:table-cell>
              <table:table-cell office:value-type="float" office:value="0.539594089239836">
                <text:p>0.539594089239836</text:p>
              </table:table-cell>
              <table:table-cell office:value-type="float" office:value="0.608671162269534">
                <text:p>0.608671162269534</text:p>
              </table:table-cell>
              <table:table-cell office:value-type="float" office:value="0.484958952665329">
                <text:p>0.484958952665329</text:p>
              </table:table-cell>
              <table:table-cell office:value-type="float" office:value="0.644530041801779">
                <text:p>0.644530041801779</text:p>
              </table:table-cell>
              <table:table-cell office:value-type="float" office:value="0.483382607251406">
                <text:p>0.483382607251406</text:p>
              </table:table-cell>
              <table:table-cell office:value-type="float" office:value="0.647965297294794">
                <text:p>0.647965297294794</text:p>
              </table:table-cell>
              <table:table-cell office:value-type="float" office:value="0.467630061507225">
                <text:p>0.467630061507225</text:p>
              </table:table-cell>
              <table:table-cell office:value-type="float" office:value="0.661395046351392">
                <text:p>0.6613950463513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35666812211275">
                <text:p>0.535666812211275</text:p>
              </table:table-cell>
              <table:table-cell office:value-type="float" office:value="0.610063816019619">
                <text:p>0.610063816019619</text:p>
              </table:table-cell>
              <table:table-cell office:value-type="float" office:value="0.526377034932375">
                <text:p>0.526377034932375</text:p>
              </table:table-cell>
              <table:table-cell office:value-type="float" office:value="0.617230279204249">
                <text:p>0.617230279204249</text:p>
              </table:table-cell>
              <table:table-cell office:value-type="float" office:value="0.482958574593067">
                <text:p>0.482958574593067</text:p>
              </table:table-cell>
              <table:table-cell office:value-type="float" office:value="0.646494676564515">
                <text:p>0.646494676564515</text:p>
              </table:table-cell>
              <table:table-cell office:value-type="float" office:value="0.481902671605349">
                <text:p>0.481902671605349</text:p>
              </table:table-cell>
              <table:table-cell office:value-type="float" office:value="0.64865475566361">
                <text:p>0.64865475566361</text:p>
              </table:table-cell>
              <table:table-cell office:value-type="float" office:value="0.464656821638346">
                <text:p>0.464656821638346</text:p>
              </table:table-cell>
              <table:table-cell office:value-type="float" office:value="0.663112383818972">
                <text:p>0.6631123838189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27604899555445">
                <text:p>0.527604899555445</text:p>
              </table:table-cell>
              <table:table-cell office:value-type="float" office:value="0.615220523312678">
                <text:p>0.615220523312678</text:p>
              </table:table-cell>
              <table:table-cell office:value-type="float" office:value="0.52569082826376">
                <text:p>0.52569082826376</text:p>
              </table:table-cell>
              <table:table-cell office:value-type="float" office:value="0.618144286856999">
                <text:p>0.618144286856999</text:p>
              </table:table-cell>
              <table:table-cell office:value-type="float" office:value="0.480131918936968">
                <text:p>0.480131918936968</text:p>
              </table:table-cell>
              <table:table-cell office:value-type="float" office:value="0.64886287766898">
                <text:p>0.64886287766898</text:p>
              </table:table-cell>
              <table:table-cell office:value-type="float" office:value="0.478786984086037">
                <text:p>0.478786984086037</text:p>
              </table:table-cell>
              <table:table-cell office:value-type="float" office:value="0.65062259139212">
                <text:p>0.65062259139212</text:p>
              </table:table-cell>
              <table:table-cell office:value-type="float" office:value="0.462100248038769">
                <text:p>0.462100248038769</text:p>
              </table:table-cell>
              <table:table-cell office:value-type="float" office:value="0.665164324396702">
                <text:p>0.665164324396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522710147500038">
                <text:p>0.522710147500038</text:p>
              </table:table-cell>
              <table:table-cell office:value-type="float" office:value="0.61845036603501">
                <text:p>0.61845036603501</text:p>
              </table:table-cell>
              <table:table-cell office:value-type="float" office:value="0.516784176975489">
                <text:p>0.516784176975489</text:p>
              </table:table-cell>
              <table:table-cell office:value-type="float" office:value="0.620548312693561">
                <text:p>0.620548312693561</text:p>
              </table:table-cell>
              <table:table-cell office:value-type="float" office:value="0.477942549437285">
                <text:p>0.477942549437285</text:p>
              </table:table-cell>
              <table:table-cell office:value-type="float" office:value="0.650792980868412">
                <text:p>0.650792980868412</text:p>
              </table:table-cell>
              <table:table-cell office:value-type="float" office:value="0.474496439099312">
                <text:p>0.474496439099312</text:p>
              </table:table-cell>
              <table:table-cell office:value-type="float" office:value="0.654344907819823">
                <text:p>0.654344907819823</text:p>
              </table:table-cell>
              <table:table-cell office:value-type="float" office:value="0.46235706359148">
                <text:p>0.46235706359148</text:p>
              </table:table-cell>
              <table:table-cell office:value-type="float" office:value="0.665094809704217">
                <text:p>0.6650948097042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520044246315956">
                <text:p>0.520044246315956</text:p>
              </table:table-cell>
              <table:table-cell office:value-type="float" office:value="0.620219800986573">
                <text:p>0.620219800986573</text:p>
              </table:table-cell>
              <table:table-cell office:value-type="float" office:value="0.518789468705654">
                <text:p>0.518789468705654</text:p>
              </table:table-cell>
              <table:table-cell office:value-type="float" office:value="0.623125013598718">
                <text:p>0.623125013598718</text:p>
              </table:table-cell>
              <table:table-cell office:value-type="float" office:value="0.475562442094088">
                <text:p>0.475562442094088</text:p>
              </table:table-cell>
              <table:table-cell office:value-type="float" office:value="0.652763897249017">
                <text:p>0.652763897249017</text:p>
              </table:table-cell>
              <table:table-cell office:value-type="float" office:value="0.473611047118902">
                <text:p>0.473611047118902</text:p>
              </table:table-cell>
              <table:table-cell office:value-type="float" office:value="0.655090019537516">
                <text:p>0.655090019537516</text:p>
              </table:table-cell>
              <table:table-cell office:value-type="float" office:value="0.46114634796977">
                <text:p>0.46114634796977</text:p>
              </table:table-cell>
              <table:table-cell office:value-type="float" office:value="0.666251095372152">
                <text:p>0.666251095372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24887280911207">
                <text:p>0.524887280911207</text:p>
              </table:table-cell>
              <table:table-cell office:value-type="float" office:value="0.621901595486762">
                <text:p>0.621901595486762</text:p>
              </table:table-cell>
              <table:table-cell office:value-type="float" office:value="0.513985023647547">
                <text:p>0.513985023647547</text:p>
              </table:table-cell>
              <table:table-cell office:value-type="float" office:value="0.624911372235926">
                <text:p>0.624911372235926</text:p>
              </table:table-cell>
              <table:table-cell office:value-type="float" office:value="0.478542088717222">
                <text:p>0.478542088717222</text:p>
              </table:table-cell>
              <table:table-cell office:value-type="float" office:value="0.650987393488166">
                <text:p>0.650987393488166</text:p>
              </table:table-cell>
              <table:table-cell office:value-type="float" office:value="0.471629117429256">
                <text:p>0.471629117429256</text:p>
              </table:table-cell>
              <table:table-cell office:value-type="float" office:value="0.656720026418315">
                <text:p>0.656720026418315</text:p>
              </table:table-cell>
              <table:table-cell office:value-type="float" office:value="0.46164496243">
                <text:p>0.46164496243</text:p>
              </table:table-cell>
              <table:table-cell office:value-type="float" office:value="0.666748847882479">
                <text:p>0.666748847882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13018588721752">
                <text:p>0.513018588721752</text:p>
              </table:table-cell>
              <table:table-cell office:value-type="float" office:value="0.626667306437679">
                <text:p>0.626667306437679</text:p>
              </table:table-cell>
              <table:table-cell office:value-type="float" office:value="0.509847085177899">
                <text:p>0.509847085177899</text:p>
              </table:table-cell>
              <table:table-cell office:value-type="float" office:value="0.62615706194151">
                <text:p>0.62615706194151</text:p>
              </table:table-cell>
              <table:table-cell office:value-type="float" office:value="0.475043186545372">
                <text:p>0.475043186545372</text:p>
              </table:table-cell>
              <table:table-cell office:value-type="float" office:value="0.653452890662292">
                <text:p>0.653452890662292</text:p>
              </table:table-cell>
              <table:table-cell office:value-type="float" office:value="0.470525988936424">
                <text:p>0.470525988936424</text:p>
              </table:table-cell>
              <table:table-cell office:value-type="float" office:value="0.656817914553471">
                <text:p>0.656817914553471</text:p>
              </table:table-cell>
              <table:table-cell office:value-type="float" office:value="0.45865585282445">
                <text:p>0.45865585282445</text:p>
              </table:table-cell>
              <table:table-cell office:value-type="float" office:value="0.667153084625306">
                <text:p>0.667153084625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510550376027823">
                <text:p>0.510550376027823</text:p>
              </table:table-cell>
              <table:table-cell office:value-type="float" office:value="0.628983565310348">
                <text:p>0.628983565310348</text:p>
              </table:table-cell>
              <table:table-cell office:value-type="float" office:value="0.51240708231926">
                <text:p>0.51240708231926</text:p>
              </table:table-cell>
              <table:table-cell office:value-type="float" office:value="0.626702040814966">
                <text:p>0.626702040814966</text:p>
              </table:table-cell>
              <table:table-cell office:value-type="float" office:value="0.477943975478411">
                <text:p>0.477943975478411</text:p>
              </table:table-cell>
              <table:table-cell office:value-type="float" office:value="0.652032210460984">
                <text:p>0.652032210460984</text:p>
              </table:table-cell>
              <table:table-cell office:value-type="float" office:value="0.469612969458103">
                <text:p>0.469612969458103</text:p>
              </table:table-cell>
              <table:table-cell office:value-type="float" office:value="0.657970571988654">
                <text:p>0.657970571988654</text:p>
              </table:table-cell>
              <table:table-cell office:value-type="float" office:value="0.456900154799223">
                <text:p>0.456900154799223</text:p>
              </table:table-cell>
              <table:table-cell office:value-type="float" office:value="0.669448496072889">
                <text:p>0.6694484960728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10153326392174">
                <text:p>0.510153326392174</text:p>
              </table:table-cell>
              <table:table-cell office:value-type="float" office:value="0.62915009475541">
                <text:p>0.62915009475541</text:p>
              </table:table-cell>
              <table:table-cell office:value-type="float" office:value="0.51111383959651">
                <text:p>0.51111383959651</text:p>
              </table:table-cell>
              <table:table-cell office:value-type="float" office:value="0.628195635784715">
                <text:p>0.628195635784715</text:p>
              </table:table-cell>
              <table:table-cell office:value-type="float" office:value="0.473762489110231">
                <text:p>0.473762489110231</text:p>
              </table:table-cell>
              <table:table-cell office:value-type="float" office:value="0.653701637016391">
                <text:p>0.653701637016391</text:p>
              </table:table-cell>
              <table:table-cell office:value-type="float" office:value="0.466164114326239">
                <text:p>0.466164114326239</text:p>
              </table:table-cell>
              <table:table-cell office:value-type="float" office:value="0.660891259913325">
                <text:p>0.660891259913325</text:p>
              </table:table-cell>
              <table:table-cell office:value-type="float" office:value="0.455668760091066">
                <text:p>0.455668760091066</text:p>
              </table:table-cell>
              <table:table-cell office:value-type="float" office:value="0.670157458176818">
                <text:p>0.6701574581768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50576753616333">
                <text:p>0.50576753616333</text:p>
              </table:table-cell>
              <table:table-cell office:value-type="float" office:value="0.632943237470723">
                <text:p>0.632943237470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209011346102">
                <text:p>0.474209011346102</text:p>
              </table:table-cell>
              <table:table-cell office:value-type="float" office:value="0.655295902003383">
                <text:p>0.655295902003383</text:p>
              </table:table-cell>
              <table:table-cell office:value-type="float" office:value="0.464765837788582">
                <text:p>0.464765837788582</text:p>
              </table:table-cell>
              <table:table-cell office:value-type="float" office:value="0.662202327710707">
                <text:p>0.662202327710707</text:p>
              </table:table-cell>
              <table:table-cell office:value-type="float" office:value="0.455058661848307">
                <text:p>0.455058661848307</text:p>
              </table:table-cell>
              <table:table-cell office:value-type="float" office:value="0.671470728712877">
                <text:p>0.6714707287128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07416951656342">
                <text:p>0.507416951656342</text:p>
              </table:table-cell>
              <table:table-cell office:value-type="float" office:value="0.633015044326867">
                <text:p>0.633015044326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804345518351">
                <text:p>0.474804345518351</text:p>
              </table:table-cell>
              <table:table-cell office:value-type="float" office:value="0.654397849663094">
                <text:p>0.654397849663094</text:p>
              </table:table-cell>
              <table:table-cell office:value-type="float" office:value="0.464671486616135">
                <text:p>0.464671486616135</text:p>
              </table:table-cell>
              <table:table-cell office:value-type="float" office:value="0.662514119868284">
                <text:p>0.662514119868284</text:p>
              </table:table-cell>
              <table:table-cell office:value-type="float" office:value="0.453845530003309">
                <text:p>0.453845530003309</text:p>
              </table:table-cell>
              <table:table-cell office:value-type="float" office:value="0.672337211563658">
                <text:p>0.6723372115636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509249886870384">
                <text:p>0.509249886870384</text:p>
              </table:table-cell>
              <table:table-cell office:value-type="float" office:value="0.634208826507359">
                <text:p>0.634208826507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3179035484791">
                <text:p>0.463179035484791</text:p>
              </table:table-cell>
              <table:table-cell office:value-type="float" office:value="0.663254274484678">
                <text:p>0.663254274484678</text:p>
              </table:table-cell>
              <table:table-cell office:value-type="float" office:value="0.453311638534069">
                <text:p>0.453311638534069</text:p>
              </table:table-cell>
              <table:table-cell office:value-type="float" office:value="0.672934966225683">
                <text:p>0.6729349662256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783248394728">
                <text:p>0.460783248394728</text:p>
              </table:table-cell>
              <table:table-cell office:value-type="float" office:value="0.664983828662013">
                <text:p>0.664983828662013</text:p>
              </table:table-cell>
              <table:table-cell office:value-type="float" office:value="0.452240640670061">
                <text:p>0.452240640670061</text:p>
              </table:table-cell>
              <table:table-cell office:value-type="float" office:value="0.673218955842063">
                <text:p>0.673218955842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884671658278">
                <text:p>0.460884671658278</text:p>
              </table:table-cell>
              <table:table-cell office:value-type="float" office:value="0.665248898438823">
                <text:p>0.665248898438823</text:p>
              </table:table-cell>
              <table:table-cell office:value-type="float" office:value="0.456331463903189">
                <text:p>0.456331463903189</text:p>
              </table:table-cell>
              <table:table-cell office:value-type="float" office:value="0.670442810421281">
                <text:p>0.6704428104212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8635079115629">
                <text:p>0.458635079115629</text:p>
              </table:table-cell>
              <table:table-cell office:value-type="float" office:value="0.665969132266873">
                <text:p>0.665969132266873</text:p>
              </table:table-cell>
              <table:table-cell office:value-type="float" office:value="0.452844438701868">
                <text:p>0.452844438701868</text:p>
              </table:table-cell>
              <table:table-cell office:value-type="float" office:value="0.673705291739625">
                <text:p>0.673705291739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7706595957279">
                <text:p>0.457706595957279</text:p>
              </table:table-cell>
              <table:table-cell office:value-type="float" office:value="0.667046523549679">
                <text:p>0.667046523549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107370555401">
                <text:p>0.456107370555401</text:p>
              </table:table-cell>
              <table:table-cell office:value-type="float" office:value="0.669111905434951">
                <text:p>0.669111905434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5512520670891">
                <text:p>0.455512520670891</text:p>
              </table:table-cell>
              <table:table-cell office:value-type="float" office:value="0.669483063662826">
                <text:p>0.669483063662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286700814962">
                <text:p>0.456286700814962</text:p>
              </table:table-cell>
              <table:table-cell office:value-type="float" office:value="0.668830827279848">
                <text:p>0.668830827279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3770649433136">
                <text:p>0.453770649433136</text:p>
              </table:table-cell>
              <table:table-cell office:value-type="float" office:value="0.67022640330036">
                <text:p>0.6702264033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4043151438236">
                <text:p>0.454043151438236</text:p>
              </table:table-cell>
              <table:table-cell office:value-type="float" office:value="0.671133353022926">
                <text:p>0.671133353022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879005342722">
                <text:p>0.450879005342722</text:p>
              </table:table-cell>
              <table:table-cell office:value-type="float" office:value="0.672988422959432">
                <text:p>0.672988422959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15774294734">
                <text:p>0.4515774294734</text:p>
              </table:table-cell>
              <table:table-cell office:value-type="float" office:value="0.672747292917452">
                <text:p>0.672747292917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917352735996">
                <text:p>0.450917352735996</text:p>
              </table:table-cell>
              <table:table-cell office:value-type="float" office:value="0.672534739889398">
                <text:p>0.672534739889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